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2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First</text:p>
          </table:table-cell>
          <table:table-cell office:value-type="time" office:time-value="PT14H9M49.000S" table:style-name="ce9">
            <text:p>14:09:49</text:p>
          </table:table-cell>
          <table:table-cell office:value-type="string" table:style-name="ce12">
            <text:p>Last</text:p>
          </table:table-cell>
          <table:table-cell office:value-type="time" office:time-value="PT14H13M19.000S" table:style-name="ce9">
            <text:p>14:13:19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9.625" table:style-name="ce13">
            <text:p>10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49.274999999999999" table:style-name="ce14">
            <text:p>49.3</text:p>
          </table:table-cell>
          <table:table-cell office:value-type="float" office:value="3.9749999999999996" table:style-name="ce14">
            <text:p>4.0</text:p>
          </table:table-cell>
          <table:table-cell office:value-type="float" office:value="3.7500000000000006E-2" table:style-name="ce14">
            <text:p>0.0</text:p>
          </table:table-cell>
          <table:table-cell office:value-type="float" office:value="46.724999999999994" table:style-name="ce14">
            <text:p>46.7</text:p>
          </table:table-cell>
          <table:table-cell office:value-type="float" office:value="53.25" table:style-name="ce14">
            <text:p>53.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6.600000000000001" table:style-name="ce13">
            <text:p>17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75.2" table:style-name="ce14">
            <text:p>75.2</text:p>
          </table:table-cell>
          <table:table-cell office:value-type="float" office:value="6.8" table:style-name="ce14">
            <text:p>6.8</text:p>
          </table:table-cell>
          <table:table-cell office:value-type="float" office:value="0.1" table:style-name="ce14">
            <text:p>0.1</text:p>
          </table:table-cell>
          <table:table-cell office:value-type="float" office:value="97.8" table:style-name="ce14">
            <text:p>97.8</text:p>
          </table:table-cell>
          <table:table-cell office:value-type="float" office:value="81.3" table:style-name="ce14">
            <text:p>81.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3462H11M19.000S" table:style-name="ce9">
            <text:p>14:11:19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5261288685946222" table:style-name="ce14">
            <text:p>1.5</text:p>
          </table:table-cell>
          <table:table-cell office:value-type="float" office:value="1.7106918238993711" table:style-name="ce14">
            <text:p>1.7</text:p>
          </table:table-cell>
          <table:table-cell office:value-type="float" office:value="2.6666666666666665" table:style-name="ce14">
            <text:p>2.7</text:p>
          </table:table-cell>
          <table:table-cell office:value-type="float" office:value="2.0930979133226324" table:style-name="ce14">
            <text:p>2.1</text:p>
          </table:table-cell>
          <table:table-cell office:value-type="float" office:value="1.5267605633802817" table:style-name="ce14">
            <text:p>1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229.73400000000001" table:style-name="ce13">
            <text:p>23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3-09T00:00:00" table:style-name="ce5">
            <text:p>09-Ma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4M9.480S" table:style-name="ce6">
            <text:p>00:14:0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94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620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791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003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3428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144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7778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5649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142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9368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684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7774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6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3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57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77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37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52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4225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467529 0 45260 3920367 12841 0 1867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120834 0 13240 968176 2482 0 1002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117912 0 11703 981387 3140 0 308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123750 0 9872 978043 1930 0 269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105032 0 10445 992759 5288 0 287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4161818 49 1153 0 0 0 0 2 0 1 0 0 0 1118 0 41915 65 0 0 0 0 0 0 0 22 0 0 0 0 0 0 0 0 682411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254275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12712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78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26933452 0 2082807 208302 22762408 41956 0 1093 612616 1011 12232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3673891365 22524289 <text:s text:c="3"/>0 <text:s text:c="3"/>0 <text:s text:c="3"/>0 <text:s text:c="4"/>0 <text:s text:c="9"/>0 <text:s text:c="8"/>0 3673891365 22524289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53155883 <text:s/>370508 <text:s text:c="3"/>0 <text:s/>145 <text:s text:c="3"/>0 <text:s text:c="4"/>0 <text:s text:c="9"/>0 <text:s text:c="8"/>0 610901531 <text:s/>522082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1681 10270 713190 236680 30229 1228488 10103360 8141320 0 210372 83853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1578 10240 712138 236072 30229 1228488 10103360 8141320 0 210172 83847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60 0 0 0 0 0 60 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448 0 0 0 0 0 448 4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593 4902902 21 55 5 54 78398 309590 20 0 1 0 4 2932736 400 4294967295 15511552 15611388 0 0 0 0 0 4096 536946211 4294967295 0 0 0 3 0 0 166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00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370508 errors:0 dropped:145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522082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53155883 (53.1 MB) <text:s/>TX bytes:610901531 (610.9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22524289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22524289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673891365 (3.6 GB) <text:s/>TX bytes:3673891365 (3.6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33 <text:s text:c="5"/>2947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2.09722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7.52778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3462H9M49.000S" table:style-name="ce9">
            <text:p>14:09:49</text:p>
          </table:table-cell>
          <table:table-cell office:value-type="float" office:value="1.6" table:style-name="ce1">
            <text:p>1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7.8" table:style-name="ce1">
            <text:p>97.8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462H10M19.000S" table:style-name="ce9">
            <text:p>14:10:19</text:p>
          </table:table-cell>
          <table:table-cell office:value-type="float" office:value="57.8" table:style-name="ce1">
            <text:p>57.8</text:p>
          </table:table-cell>
          <table:table-cell office:value-type="float" office:value="6.8" table:style-name="ce1">
            <text:p>6.8</text:p>
          </table:table-cell>
          <table:table-cell office:value-type="float" office:value="0" table:style-name="ce1">
            <text:p>0</text:p>
          </table:table-cell>
          <table:table-cell office:value-type="float" office:value="35.4" table:style-name="ce1">
            <text:p>35.4</text:p>
          </table:table-cell>
          <table:table-cell office:value-type="float" office:value="64.599999999999994" table:style-name="ce1">
            <text:p>64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462H10M49.000S" table:style-name="ce9">
            <text:p>14:10:49</text:p>
          </table:table-cell>
          <table:table-cell office:value-type="float" office:value="56.4" table:style-name="ce1">
            <text:p>56.4</text:p>
          </table:table-cell>
          <table:table-cell office:value-type="float" office:value="2.5" table:style-name="ce1">
            <text:p>2.5</text:p>
          </table:table-cell>
          <table:table-cell office:value-type="float" office:value="0.1" table:style-name="ce1">
            <text:p>0.1</text:p>
          </table:table-cell>
          <table:table-cell office:value-type="float" office:value="41" table:style-name="ce1">
            <text:p>41</text:p>
          </table:table-cell>
          <table:table-cell office:value-type="float" office:value="58.9" table:style-name="ce1">
            <text:p>58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462H11M19.000S" table:style-name="ce9">
            <text:p>14:11:19</text:p>
          </table:table-cell>
          <table:table-cell office:value-type="float" office:value="70.599999999999994" table:style-name="ce1">
            <text:p>70.6</text:p>
          </table:table-cell>
          <table:table-cell office:value-type="float" office:value="5.4" table:style-name="ce1">
            <text:p>5.4</text:p>
          </table:table-cell>
          <table:table-cell office:value-type="float" office:value="0.1" table:style-name="ce1">
            <text:p>0.1</text:p>
          </table:table-cell>
          <table:table-cell office:value-type="float" office:value="24" table:style-name="ce1">
            <text:p>24</text:p>
          </table:table-cell>
          <table:table-cell office:value-type="float" office:value="76" table:style-name="ce1">
            <text:p>7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462H11M49.000S" table:style-name="ce9">
            <text:p>14:11:49</text:p>
          </table:table-cell>
          <table:table-cell office:value-type="float" office:value="75.2" table:style-name="ce1">
            <text:p>75.2</text:p>
          </table:table-cell>
          <table:table-cell office:value-type="float" office:value="6.1" table:style-name="ce1">
            <text:p>6.1</text:p>
          </table:table-cell>
          <table:table-cell office:value-type="float" office:value="0" table:style-name="ce1">
            <text:p>0</text:p>
          </table:table-cell>
          <table:table-cell office:value-type="float" office:value="18.7" table:style-name="ce1">
            <text:p>18.7</text:p>
          </table:table-cell>
          <table:table-cell office:value-type="float" office:value="81.3" table:style-name="ce1">
            <text:p>81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462H12M19.000S" table:style-name="ce9">
            <text:p>14:12:19</text:p>
          </table:table-cell>
          <table:table-cell office:value-type="float" office:value="62.1" table:style-name="ce1">
            <text:p>62.1</text:p>
          </table:table-cell>
          <table:table-cell office:value-type="float" office:value="5.9" table:style-name="ce1">
            <text:p>5.9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68" table:style-name="ce1">
            <text:p>6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462H12M49.000S" table:style-name="ce9">
            <text:p>14:12:49</text:p>
          </table:table-cell>
          <table:table-cell office:value-type="float" office:value="53.7" table:style-name="ce1">
            <text:p>53.7</text:p>
          </table:table-cell>
          <table:table-cell office:value-type="float" office:value="3.5" table:style-name="ce1">
            <text:p>3.5</text:p>
          </table:table-cell>
          <table:table-cell office:value-type="float" office:value="0" table:style-name="ce1">
            <text:p>0</text:p>
          </table:table-cell>
          <table:table-cell office:value-type="float" office:value="42.8" table:style-name="ce1">
            <text:p>42.8</text:p>
          </table:table-cell>
          <table:table-cell office:value-type="float" office:value="57.2" table:style-name="ce1">
            <text:p>57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462H13M19.000S" table:style-name="ce9">
            <text:p>14:13:19</text:p>
          </table:table-cell>
          <table:table-cell office:value-type="float" office:value="16.8" table:style-name="ce1">
            <text:p>16.8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82.1" table:style-name="ce1">
            <text:p>82.1</text:p>
          </table:table-cell>
          <table:table-cell office:value-type="float" office:value="17.8" table:style-name="ce1">
            <text:p>17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9.274999999999999" table:style-name="ce1">
            <text:p>49.275</text:p>
          </table:table-cell>
          <table:table-cell office:value-type="float" office:value="3.9749999999999996" table:style-name="ce1">
            <text:p>3.975</text:p>
          </table:table-cell>
          <table:table-cell office:value-type="float" office:value="3.7500000000000006E-2" table:style-name="ce1">
            <text:p>0.0375</text:p>
          </table:table-cell>
          <table:table-cell office:value-type="float" office:value="46.724999999999994" table:style-name="ce1">
            <text:p>46.725</text:p>
          </table:table-cell>
          <table:table-cell office:value-type="float" office:value="53.25" table:style-name="ce1">
            <text:p>53.25</text:p>
          </table:table-cell>
          <table:table-cell table:number-columns-repeated="16378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50.662500000000001" table:style-name="ce11">
            <text:p>50.7</text:p>
          </table:table-cell>
          <table:table-cell office:value-type="float" office:value="4.1375000000000002" table:style-name="ce11">
            <text:p>4.1</text:p>
          </table:table-cell>
          <table:table-cell office:value-type="float" office:value="3.7500000000000006E-2" table:style-name="ce11">
            <text:p>0.0</text:p>
          </table:table-cell>
          <table:table-cell office:value-type="float" office:value="45.162500000000001" table:style-name="ce11">
            <text:p>45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50.962499999999999" table:style-name="ce11">
            <text:p>51.0</text:p>
          </table:table-cell>
          <table:table-cell office:value-type="float" office:value="3.9374999999999996" table:style-name="ce11">
            <text:p>3.9</text:p>
          </table:table-cell>
          <table:table-cell office:value-type="float" office:value="6.25E-2" table:style-name="ce11">
            <text:p>0.1</text:p>
          </table:table-cell>
          <table:table-cell office:value-type="float" office:value="45.075000000000003" table:style-name="ce11">
            <text:p>45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50.137499999999996" table:style-name="ce11">
            <text:p>50.1</text:p>
          </table:table-cell>
          <table:table-cell office:value-type="float" office:value="3.9499999999999997" table:style-name="ce11">
            <text:p>4.0</text:p>
          </table:table-cell>
          <table:table-cell office:value-type="float" office:value="3.7500000000000006E-2" table:style-name="ce11">
            <text:p>0.0</text:p>
          </table:table-cell>
          <table:table-cell office:value-type="float" office:value="45.887500000000003" table:style-name="ce11">
            <text:p>45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49.862500000000004" table:style-name="ce11">
            <text:p>49.9</text:p>
          </table:table-cell>
          <table:table-cell office:value-type="float" office:value="4.0750000000000002" table:style-name="ce11">
            <text:p>4.1</text:p>
          </table:table-cell>
          <table:table-cell office:value-type="float" office:value="0.17500000000000002" table:style-name="ce11">
            <text:p>0.2</text:p>
          </table:table-cell>
          <table:table-cell office:value-type="float" office:value="45.9" table:style-name="ce11">
            <text:p>45.9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2.09722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7.52778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3462H9M49.000S" table:style-name="ce9">
            <text:p>14:09: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3462H10M19.000S" table:style-name="ce9">
            <text:p>14:10:19</text:p>
          </table:table-cell>
          <table:table-cell office:value-type="float" office:value="0" table:style-name="ce1">
            <text:p>0</text:p>
          </table:table-cell>
          <table:table-cell office:value-type="float" office:value="94.6" table:style-name="ce1">
            <text:p>94.6</text:p>
          </table:table-cell>
          <table:table-cell office:value-type="float" office:value="2.6" table:style-name="ce1">
            <text:p>2.6</text:p>
          </table:table-cell>
          <table:table-cell table:number-columns-repeated="16380"/>
        </table:table-row>
        <table:table-row table:style-name="ro1">
          <table:table-cell office:value-type="time" office:time-value="PT983462H10M49.000S" table:style-name="ce9">
            <text:p>14:10:49</text:p>
          </table:table-cell>
          <table:table-cell office:value-type="float" office:value="0" table:style-name="ce1">
            <text:p>0</text:p>
          </table:table-cell>
          <table:table-cell office:value-type="float" office:value="2432.1999999999998" table:style-name="ce1">
            <text:p>2432.2</text:p>
          </table:table-cell>
          <table:table-cell office:value-type="float" office:value="13.8" table:style-name="ce1">
            <text:p>13.8</text:p>
          </table:table-cell>
          <table:table-cell table:number-columns-repeated="16380"/>
        </table:table-row>
        <table:table-row table:style-name="ro1">
          <table:table-cell office:value-type="time" office:time-value="PT983462H11M19.000S" table:style-name="ce9">
            <text:p>14:11:19</text:p>
          </table:table-cell>
          <table:table-cell office:value-type="float" office:value="0" table:style-name="ce1">
            <text:p>0</text:p>
          </table:table-cell>
          <table:table-cell office:value-type="float" office:value="1968.6" table:style-name="ce1">
            <text:p>1968.6</text:p>
          </table:table-cell>
          <table:table-cell office:value-type="float" office:value="16.600000000000001" table:style-name="ce1">
            <text:p>16.6</text:p>
          </table:table-cell>
          <table:table-cell table:number-columns-repeated="16380"/>
        </table:table-row>
        <table:table-row table:style-name="ro1">
          <table:table-cell office:value-type="time" office:time-value="PT983462H11M49.000S" table:style-name="ce9">
            <text:p>14:11:49</text:p>
          </table:table-cell>
          <table:table-cell office:value-type="float" office:value="0" table:style-name="ce1">
            <text:p>0</text:p>
          </table:table-cell>
          <table:table-cell office:value-type="float" office:value="563.79999999999995" table:style-name="ce1">
            <text:p>563.8</text:p>
          </table:table-cell>
          <table:table-cell office:value-type="float" office:value="9.4" table:style-name="ce1">
            <text:p>9.4</text:p>
          </table:table-cell>
          <table:table-cell table:number-columns-repeated="16380"/>
        </table:table-row>
        <table:table-row table:style-name="ro1">
          <table:table-cell office:value-type="time" office:time-value="PT983462H12M19.000S" table:style-name="ce9">
            <text:p>14:12:19</text:p>
          </table:table-cell>
          <table:table-cell office:value-type="float" office:value="0" table:style-name="ce1">
            <text:p>0</text:p>
          </table:table-cell>
          <table:table-cell office:value-type="float" office:value="1300.8" table:style-name="ce1">
            <text:p>1300.8</text:p>
          </table:table-cell>
          <table:table-cell office:value-type="float" office:value="15.8" table:style-name="ce1">
            <text:p>15.8</text:p>
          </table:table-cell>
          <table:table-cell table:number-columns-repeated="16380"/>
        </table:table-row>
        <table:table-row table:style-name="ro1">
          <table:table-cell office:value-type="time" office:time-value="PT983462H12M49.000S" table:style-name="ce9">
            <text:p>14:12:49</text:p>
          </table:table-cell>
          <table:table-cell office:value-type="float" office:value="0" table:style-name="ce1">
            <text:p>0</text:p>
          </table:table-cell>
          <table:table-cell office:value-type="float" office:value="1093.8" table:style-name="ce1">
            <text:p>1093.8</text:p>
          </table:table-cell>
          <table:table-cell office:value-type="float" office:value="13.2" table:style-name="ce1">
            <text:p>13.2</text:p>
          </table:table-cell>
          <table:table-cell table:number-columns-repeated="16380"/>
        </table:table-row>
        <table:table-row table:style-name="ro1">
          <table:table-cell office:value-type="time" office:time-value="PT983462H13M19.000S" table:style-name="ce9">
            <text:p>14:13:19</text:p>
          </table:table-cell>
          <table:table-cell office:value-type="float" office:value="0" table:style-name="ce1">
            <text:p>0</text:p>
          </table:table-cell>
          <table:table-cell office:value-type="float" office:value="204" table:style-name="ce1">
            <text:p>204</text:p>
          </table:table-cell>
          <table:table-cell office:value-type="float" office:value="5.6" table:style-name="ce1">
            <text:p>5.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9)" table:style-name="ce8">
            <text:p>0.0</text:p>
          </table:table-cell>
          <table:table-cell office:value-type="float" office:value="957.22500000000002" table:formula="msoxl:=AVERAGE(C2:C9)" table:style-name="ce8">
            <text:p>957.2</text:p>
          </table:table-cell>
          <table:table-cell office:value-type="float" office:value="9.625" table:formula="msoxl:=AVERAGE(D2:D9)" table:style-name="ce8">
            <text:p>9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1=0,0,MAX(SUMPRODUCT(B2:B9,B2:B9)/SUM(B2:B9)-B11,0))" table:style-name="ce8">
            <text:p>0.0</text:p>
          </table:table-cell>
          <table:table-cell office:value-type="float" office:value="746.64523427093911" table:formula="msoxl:=IF(C11=0,0,MAX(SUMPRODUCT(C2:C9,C2:C9)/SUM(C2:C9)-C11,0))" table:style-name="ce8">
            <text:p>746.6</text:p>
          </table:table-cell>
          <table:table-cell office:value-type="float" office:value="3.5744805194805203" table:formula="msoxl:=IF(D11=0,0,MAX(SUMPRODUCT(D2:D9,D2:D9)/SUM(D2:D9)-D11,0))" table:style-name="ce8">
            <text:p>3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9)-B11-B12)" table:style-name="ce8">
            <text:p>0.0</text:p>
          </table:table-cell>
          <table:table-cell office:value-type="float" office:value="728.3297657290608" table:formula="msoxl:=ABS(MAX(C2:C9)-C11-C12)" table:style-name="ce8">
            <text:p>728.3</text:p>
          </table:table-cell>
          <table:table-cell office:value-type="float" office:value="3.4005194805194812" table:formula="msoxl:=ABS(MAX(D2:D9)-D11-D12)" table:style-name="ce8">
            <text:p>3.4</text:p>
          </table:table-cell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2.09722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7.52778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462H9M49.000S" table:style-name="ce9">
            <text:p>14:09: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2H10M19.000S" table:style-name="ce9">
            <text:p>14:10:19</text:p>
          </table:table-cell>
          <table:table-cell office:value-type="float" office:value="37.4" table:style-name="ce1">
            <text:p>37.4</text:p>
          </table:table-cell>
          <table:table-cell office:value-type="float" office:value="37.4" table:style-name="ce1">
            <text:p>3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4.8" table:style-name="ce1">
            <text:p>74.8</text:p>
          </table:table-cell>
          <table:table-cell table:number-columns-repeated="16128"/>
        </table:table-row>
        <table:table-row table:style-name="ro1">
          <table:table-cell office:value-type="time" office:time-value="PT983462H10M49.000S" table:style-name="ce9">
            <text:p>14:10:49</text:p>
          </table:table-cell>
          <table:table-cell office:value-type="float" office:value="176.3" table:style-name="ce1">
            <text:p>176.3</text:p>
          </table:table-cell>
          <table:table-cell office:value-type="float" office:value="176.3" table:style-name="ce1">
            <text:p>17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52.6" table:style-name="ce1">
            <text:p>352.6</text:p>
          </table:table-cell>
          <table:table-cell table:number-columns-repeated="16128"/>
        </table:table-row>
        <table:table-row table:style-name="ro1">
          <table:table-cell office:value-type="time" office:time-value="PT983462H11M19.000S" table:style-name="ce9">
            <text:p>14:11:19</text:p>
          </table:table-cell>
          <table:table-cell office:value-type="float" office:value="118.6" table:style-name="ce1">
            <text:p>118.6</text:p>
          </table:table-cell>
          <table:table-cell office:value-type="float" office:value="118.6" table:style-name="ce1">
            <text:p>11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7.2" table:style-name="ce1">
            <text:p>237.2</text:p>
          </table:table-cell>
          <table:table-cell table:number-columns-repeated="16128"/>
        </table:table-row>
        <table:table-row table:style-name="ro1">
          <table:table-cell office:value-type="time" office:time-value="PT983462H11M49.000S" table:style-name="ce9">
            <text:p>14:11:49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0" table:style-name="ce1">
            <text:p>120</text:p>
          </table:table-cell>
          <table:table-cell table:number-columns-repeated="16128"/>
        </table:table-row>
        <table:table-row table:style-name="ro1">
          <table:table-cell office:value-type="time" office:time-value="PT983462H12M19.000S" table:style-name="ce9">
            <text:p>14:12:19</text:p>
          </table:table-cell>
          <table:table-cell office:value-type="float" office:value="82.7" table:style-name="ce1">
            <text:p>82.7</text:p>
          </table:table-cell>
          <table:table-cell office:value-type="float" office:value="82.7" table:style-name="ce1">
            <text:p>8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5.4" table:style-name="ce1">
            <text:p>165.4</text:p>
          </table:table-cell>
          <table:table-cell table:number-columns-repeated="16128"/>
        </table:table-row>
        <table:table-row table:style-name="ro1">
          <table:table-cell office:value-type="time" office:time-value="PT983462H12M49.000S" table:style-name="ce9">
            <text:p>14:12:49</text:p>
          </table:table-cell>
          <table:table-cell office:value-type="float" office:value="83.3" table:style-name="ce1">
            <text:p>83.3</text:p>
          </table:table-cell>
          <table:table-cell office:value-type="float" office:value="83.3" table:style-name="ce1">
            <text:p>8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6.6" table:style-name="ce1">
            <text:p>166.6</text:p>
          </table:table-cell>
          <table:table-cell table:number-columns-repeated="16128"/>
        </table:table-row>
        <table:table-row table:style-name="ro1">
          <table:table-cell office:value-type="time" office:time-value="PT983462H13M19.000S" table:style-name="ce9">
            <text:p>14:13:19</text:p>
          </table:table-cell>
          <table:table-cell office:value-type="float" office:value="36.4" table:style-name="ce1">
            <text:p>36.4</text:p>
          </table:table-cell>
          <table:table-cell office:value-type="float" office:value="36.4" table:style-name="ce1">
            <text:p>3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2.8" table:style-name="ce1">
            <text:p>72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74.337499999999991" table:formula="msoxl:=AVERAGE(B2:B9)" table:style-name="ce8">
            <text:p>74.3</text:p>
          </table:table-cell>
          <table:table-cell office:value-type="float" office:value="74.337499999999991" table:formula="msoxl:=AVERAGE(C2:C9)" table:style-name="ce8">
            <text:p>74.3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5.380929460232082" table:formula="msoxl:=IF(B11=0,0,MAX(SUMPRODUCT(B2:B9,B2:B9)/SUM(B2:B9)-B11,0))" table:style-name="ce8">
            <text:p>35.4</text:p>
          </table:table-cell>
          <table:table-cell office:value-type="float" office:value="35.380929460232082" table:formula="msoxl:=IF(C11=0,0,MAX(SUMPRODUCT(C2:C9,C2:C9)/SUM(C2:C9)-C11,0))" table:style-name="ce8">
            <text:p>35.4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66.581570539767938" table:formula="msoxl:=ABS(MAX(B2:B9)-B11-B12)" table:style-name="ce8">
            <text:p>66.6</text:p>
          </table:table-cell>
          <table:table-cell office:value-type="float" office:value="66.581570539767938" table:formula="msoxl:=ABS(MAX(C2:C9)-C11-C12)" table:style-name="ce8">
            <text:p>66.6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09.71842946023207" table:formula="msoxl:=B11+ B12" table:style-name="ce8">
            <text:p>109.7</text:p>
          </table:table-cell>
          <table:table-cell office:value-type="float" office:value="109.71842946023207" table:formula="msoxl:=C11+ C12" table:style-name="ce8">
            <text:p>109.7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2.09722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7.52778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462H9M49.000S" table:style-name="ce9">
            <text:p>14:09: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2H10M19.000S" table:style-name="ce9">
            <text:p>14:10:19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3462H10M49.000S" table:style-name="ce9">
            <text:p>14:10:49</text:p>
          </table:table-cell>
          <table:table-cell office:value-type="float" office:value="3.3" table:style-name="ce1">
            <text:p>3.3</text:p>
          </table:table-cell>
          <table:table-cell office:value-type="float" office:value="3.3" table:style-name="ce1">
            <text:p>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6" table:style-name="ce1">
            <text:p>6.6</text:p>
          </table:table-cell>
          <table:table-cell table:number-columns-repeated="16128"/>
        </table:table-row>
        <table:table-row table:style-name="ro1">
          <table:table-cell office:value-type="time" office:time-value="PT983462H11M19.000S" table:style-name="ce9">
            <text:p>14:11:19</text:p>
          </table:table-cell>
          <table:table-cell office:value-type="float" office:value="3.8" table:style-name="ce1">
            <text:p>3.8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6" table:style-name="ce1">
            <text:p>7.6</text:p>
          </table:table-cell>
          <table:table-cell table:number-columns-repeated="16128"/>
        </table:table-row>
        <table:table-row table:style-name="ro1">
          <table:table-cell office:value-type="time" office:time-value="PT983462H11M49.000S" table:style-name="ce9">
            <text:p>14:11:49</text:p>
          </table:table-cell>
          <table:table-cell office:value-type="float" office:value="2.6" table:style-name="ce1">
            <text:p>2.6</text:p>
          </table:table-cell>
          <table:table-cell office:value-type="float" office:value="2.6" table:style-name="ce1">
            <text:p>2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2" table:style-name="ce1">
            <text:p>5.2</text:p>
          </table:table-cell>
          <table:table-cell table:number-columns-repeated="16128"/>
        </table:table-row>
        <table:table-row table:style-name="ro1">
          <table:table-cell office:value-type="time" office:time-value="PT983462H12M19.000S" table:style-name="ce9">
            <text:p>14:12:19</text:p>
          </table:table-cell>
          <table:table-cell office:value-type="float" office:value="2.9" table:style-name="ce1">
            <text:p>2.9</text:p>
          </table:table-cell>
          <table:table-cell office:value-type="float" office:value="2.9" table:style-name="ce1">
            <text:p>2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8" table:style-name="ce1">
            <text:p>5.8</text:p>
          </table:table-cell>
          <table:table-cell table:number-columns-repeated="16128"/>
        </table:table-row>
        <table:table-row table:style-name="ro1">
          <table:table-cell office:value-type="time" office:time-value="PT983462H12M49.000S" table:style-name="ce9">
            <text:p>14:12:49</text:p>
          </table:table-cell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2" table:style-name="ce1">
            <text:p>3.2</text:p>
          </table:table-cell>
          <table:table-cell table:number-columns-repeated="16128"/>
        </table:table-row>
        <table:table-row table:style-name="ro1">
          <table:table-cell office:value-type="time" office:time-value="PT983462H13M19.000S" table:style-name="ce9">
            <text:p>14:13:19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2000000000000002" table:style-name="ce1">
            <text:p>2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9624999999999999" table:formula="msoxl:=AVERAGE(B2:B9)" table:style-name="ce8">
            <text:p>2.0</text:p>
          </table:table-cell>
          <table:table-cell office:value-type="float" office:value="1.9624999999999999" table:formula="msoxl:=AVERAGE(C2:C9)" table:style-name="ce8">
            <text:p>2.0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86743630573248431" table:formula="msoxl:=IF(B11=0,0,MAX(SUMPRODUCT(B2:B9,B2:B9)/SUM(B2:B9)-B11,0))" table:style-name="ce8">
            <text:p>0.9</text:p>
          </table:table-cell>
          <table:table-cell office:value-type="float" office:value="0.86743630573248431" table:formula="msoxl:=IF(C11=0,0,MAX(SUMPRODUCT(C2:C9,C2:C9)/SUM(C2:C9)-C11,0))" table:style-name="ce8">
            <text:p>0.9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9700636942675156" table:formula="msoxl:=ABS(MAX(B2:B9)-B11-B12)" table:style-name="ce8">
            <text:p>1.0</text:p>
          </table:table-cell>
          <table:table-cell office:value-type="float" office:value="0.9700636942675156" table:formula="msoxl:=ABS(MAX(C2:C9)-C11-C12)" table:style-name="ce8">
            <text:p>1.0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.8299363057324842" table:formula="msoxl:=B11+ B12" table:style-name="ce8">
            <text:p>2.8</text:p>
          </table:table-cell>
          <table:table-cell office:value-type="float" office:value="2.8299363057324842" table:formula="msoxl:=C11+ C12" table:style-name="ce8">
            <text:p>2.8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2.09722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7.52778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462H9M49.000S" table:style-name="ce9">
            <text:p>14:09: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2H10M19.000S" table:style-name="ce9">
            <text:p>14:10: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2H10M49.000S" table:style-name="ce9">
            <text:p>14:10: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2H11M19.000S" table:style-name="ce9">
            <text:p>14:11: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2H11M49.000S" table:style-name="ce9">
            <text:p>14:11: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2H12M19.000S" table:style-name="ce9">
            <text:p>14:12: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2H12M49.000S" table:style-name="ce9">
            <text:p>14:12: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2H13M19.000S" table:style-name="ce9">
            <text:p>14:13: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9)" table:style-name="ce8">
            <text:p>0.0</text:p>
          </table:table-cell>
          <table:table-cell office:value-type="float" office:value="0" table:formula="msoxl:=AVERAGE(C2:C9)" table:style-name="ce8">
            <text:p>0.0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1=0,0,MAX(SUMPRODUCT(B2:B9,B2:B9)/SUM(B2:B9)-B11,0))" table:style-name="ce8">
            <text:p>0.0</text:p>
          </table:table-cell>
          <table:table-cell office:value-type="float" office:value="0" table:formula="msoxl:=IF(C11=0,0,MAX(SUMPRODUCT(C2:C9,C2:C9)/SUM(C2:C9)-C11,0))" table:style-name="ce8">
            <text:p>0.0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9)-B11-B12)" table:style-name="ce8">
            <text:p>0.0</text:p>
          </table:table-cell>
          <table:table-cell office:value-type="float" office:value="0" table:formula="msoxl:=ABS(MAX(C2:C9)-C11-C12)" table:style-name="ce8">
            <text:p>0.0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11+ B12" table:style-name="ce8">
            <text:p>0.0</text:p>
          </table:table-cell>
          <table:table-cell office:value-type="float" office:value="0" table:formula="msoxl:=C11+ C12" table:style-name="ce8">
            <text:p>0.0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2.09722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7.52778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462H9M49.000S" table:style-name="ce9">
            <text:p>14:09: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2H10M19.000S" table:style-name="ce9">
            <text:p>14:10:19</text:p>
          </table:table-cell>
          <table:table-cell office:value-type="float" office:value="47.3" table:style-name="ce1">
            <text:p>47.3</text:p>
          </table:table-cell>
          <table:table-cell office:value-type="float" office:value="47.3" table:style-name="ce1">
            <text:p>4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4.6" table:style-name="ce1">
            <text:p>94.6</text:p>
          </table:table-cell>
          <table:table-cell table:number-columns-repeated="16128"/>
        </table:table-row>
        <table:table-row table:style-name="ro1">
          <table:table-cell office:value-type="time" office:time-value="PT983462H10M49.000S" table:style-name="ce9">
            <text:p>14:10:49</text:p>
          </table:table-cell>
          <table:table-cell office:value-type="float" office:value="1216.0999999999999" table:style-name="ce1">
            <text:p>1216.1</text:p>
          </table:table-cell>
          <table:table-cell office:value-type="float" office:value="1216.0999999999999" table:style-name="ce1">
            <text:p>1216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32.1999999999998" table:style-name="ce1">
            <text:p>2432.2</text:p>
          </table:table-cell>
          <table:table-cell table:number-columns-repeated="16128"/>
        </table:table-row>
        <table:table-row table:style-name="ro1">
          <table:table-cell office:value-type="time" office:time-value="PT983462H11M19.000S" table:style-name="ce9">
            <text:p>14:11:19</text:p>
          </table:table-cell>
          <table:table-cell office:value-type="float" office:value="984.3" table:style-name="ce1">
            <text:p>984.3</text:p>
          </table:table-cell>
          <table:table-cell office:value-type="float" office:value="984.3" table:style-name="ce1">
            <text:p>984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68.6" table:style-name="ce1">
            <text:p>1968.6</text:p>
          </table:table-cell>
          <table:table-cell table:number-columns-repeated="16128"/>
        </table:table-row>
        <table:table-row table:style-name="ro1">
          <table:table-cell office:value-type="time" office:time-value="PT983462H11M49.000S" table:style-name="ce9">
            <text:p>14:11:49</text:p>
          </table:table-cell>
          <table:table-cell office:value-type="float" office:value="281.89999999999998" table:style-name="ce1">
            <text:p>281.9</text:p>
          </table:table-cell>
          <table:table-cell office:value-type="float" office:value="281.89999999999998" table:style-name="ce1">
            <text:p>28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63.79999999999995" table:style-name="ce1">
            <text:p>563.8</text:p>
          </table:table-cell>
          <table:table-cell table:number-columns-repeated="16128"/>
        </table:table-row>
        <table:table-row table:style-name="ro1">
          <table:table-cell office:value-type="time" office:time-value="PT983462H12M19.000S" table:style-name="ce9">
            <text:p>14:12:19</text:p>
          </table:table-cell>
          <table:table-cell office:value-type="float" office:value="650.4" table:style-name="ce1">
            <text:p>650.4</text:p>
          </table:table-cell>
          <table:table-cell office:value-type="float" office:value="650.4" table:style-name="ce1">
            <text:p>65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00.8" table:style-name="ce1">
            <text:p>1300.8</text:p>
          </table:table-cell>
          <table:table-cell table:number-columns-repeated="16128"/>
        </table:table-row>
        <table:table-row table:style-name="ro1">
          <table:table-cell office:value-type="time" office:time-value="PT983462H12M49.000S" table:style-name="ce9">
            <text:p>14:12:49</text:p>
          </table:table-cell>
          <table:table-cell office:value-type="float" office:value="546.9" table:style-name="ce1">
            <text:p>546.9</text:p>
          </table:table-cell>
          <table:table-cell office:value-type="float" office:value="546.9" table:style-name="ce1">
            <text:p>54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93.8" table:style-name="ce1">
            <text:p>1093.8</text:p>
          </table:table-cell>
          <table:table-cell table:number-columns-repeated="16128"/>
        </table:table-row>
        <table:table-row table:style-name="ro1">
          <table:table-cell office:value-type="time" office:time-value="PT983462H13M19.000S" table:style-name="ce9">
            <text:p>14:13:19</text:p>
          </table:table-cell>
          <table:table-cell office:value-type="float" office:value="102" table:style-name="ce1">
            <text:p>102</text:p>
          </table:table-cell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4" table:style-name="ce1">
            <text:p>20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78.61250000000001" table:formula="msoxl:=AVERAGE(B2:B9)" table:style-name="ce8">
            <text:p>478.6</text:p>
          </table:table-cell>
          <table:table-cell office:value-type="float" office:value="478.61250000000001" table:formula="msoxl:=AVERAGE(C2:C9)" table:style-name="ce8">
            <text:p>478.6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73.32261713546956" table:formula="msoxl:=IF(B11=0,0,MAX(SUMPRODUCT(B2:B9,B2:B9)/SUM(B2:B9)-B11,0))" table:style-name="ce8">
            <text:p>373.3</text:p>
          </table:table-cell>
          <table:table-cell office:value-type="float" office:value="373.32261713546956" table:formula="msoxl:=IF(C11=0,0,MAX(SUMPRODUCT(C2:C9,C2:C9)/SUM(C2:C9)-C11,0))" table:style-name="ce8">
            <text:p>373.3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64.1648828645304" table:formula="msoxl:=ABS(MAX(B2:B9)-B11-B12)" table:style-name="ce8">
            <text:p>364.2</text:p>
          </table:table-cell>
          <table:table-cell office:value-type="float" office:value="364.1648828645304" table:formula="msoxl:=ABS(MAX(C2:C9)-C11-C12)" table:style-name="ce8">
            <text:p>364.2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851.93511713546957" table:formula="msoxl:=B11+ B12" table:style-name="ce8">
            <text:p>851.9</text:p>
          </table:table-cell>
          <table:table-cell office:value-type="float" office:value="851.93511713546957" table:formula="msoxl:=C11+ C12" table:style-name="ce8">
            <text:p>851.9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2.09722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7.52778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462H9M49.000S" table:style-name="ce9">
            <text:p>14:09: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2H10M19.000S" table:style-name="ce9">
            <text:p>14:10:19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6" table:style-name="ce1">
            <text:p>2.6</text:p>
          </table:table-cell>
          <table:table-cell table:number-columns-repeated="16128"/>
        </table:table-row>
        <table:table-row table:style-name="ro1">
          <table:table-cell office:value-type="time" office:time-value="PT983462H10M49.000S" table:style-name="ce9">
            <text:p>14:10:49</text:p>
          </table:table-cell>
          <table:table-cell office:value-type="float" office:value="6.9" table:style-name="ce1">
            <text:p>6.9</text:p>
          </table:table-cell>
          <table:table-cell office:value-type="float" office:value="6.9" table:style-name="ce1">
            <text:p>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8" table:style-name="ce1">
            <text:p>13.8</text:p>
          </table:table-cell>
          <table:table-cell table:number-columns-repeated="16128"/>
        </table:table-row>
        <table:table-row table:style-name="ro1">
          <table:table-cell office:value-type="time" office:time-value="PT983462H11M19.000S" table:style-name="ce9">
            <text:p>14:11:19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.600000000000001" table:style-name="ce1">
            <text:p>16.6</text:p>
          </table:table-cell>
          <table:table-cell table:number-columns-repeated="16128"/>
        </table:table-row>
        <table:table-row table:style-name="ro1">
          <table:table-cell office:value-type="time" office:time-value="PT983462H11M49.000S" table:style-name="ce9">
            <text:p>14:11:49</text:p>
          </table:table-cell>
          <table:table-cell office:value-type="float" office:value="4.7" table:style-name="ce1">
            <text:p>4.7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4" table:style-name="ce1">
            <text:p>9.4</text:p>
          </table:table-cell>
          <table:table-cell table:number-columns-repeated="16128"/>
        </table:table-row>
        <table:table-row table:style-name="ro1">
          <table:table-cell office:value-type="time" office:time-value="PT983462H12M19.000S" table:style-name="ce9">
            <text:p>14:12:19</text:p>
          </table:table-cell>
          <table:table-cell office:value-type="float" office:value="7.9" table:style-name="ce1">
            <text:p>7.9</text:p>
          </table:table-cell>
          <table:table-cell office:value-type="float" office:value="7.9" table:style-name="ce1">
            <text:p>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.8" table:style-name="ce1">
            <text:p>15.8</text:p>
          </table:table-cell>
          <table:table-cell table:number-columns-repeated="16128"/>
        </table:table-row>
        <table:table-row table:style-name="ro1">
          <table:table-cell office:value-type="time" office:time-value="PT983462H12M49.000S" table:style-name="ce9">
            <text:p>14:12:49</text:p>
          </table:table-cell>
          <table:table-cell office:value-type="float" office:value="6.6" table:style-name="ce1">
            <text:p>6.6</text:p>
          </table:table-cell>
          <table:table-cell office:value-type="float" office:value="6.6" table:style-name="ce1">
            <text:p>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2" table:style-name="ce1">
            <text:p>13.2</text:p>
          </table:table-cell>
          <table:table-cell table:number-columns-repeated="16128"/>
        </table:table-row>
        <table:table-row table:style-name="ro1">
          <table:table-cell office:value-type="time" office:time-value="PT983462H13M19.000S" table:style-name="ce9">
            <text:p>14:13:19</text:p>
          </table:table-cell>
          <table:table-cell office:value-type="float" office:value="2.8" table:style-name="ce1">
            <text:p>2.8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6" table:style-name="ce1">
            <text:p>5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.8125" table:formula="msoxl:=AVERAGE(B2:B9)" table:style-name="ce8">
            <text:p>4.8</text:p>
          </table:table-cell>
          <table:table-cell office:value-type="float" office:value="4.8125" table:formula="msoxl:=AVERAGE(C2:C9)" table:style-name="ce8">
            <text:p>4.8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7872402597402601" table:formula="msoxl:=IF(B11=0,0,MAX(SUMPRODUCT(B2:B9,B2:B9)/SUM(B2:B9)-B11,0))" table:style-name="ce8">
            <text:p>1.8</text:p>
          </table:table-cell>
          <table:table-cell office:value-type="float" office:value="1.7872402597402601" table:formula="msoxl:=IF(C11=0,0,MAX(SUMPRODUCT(C2:C9,C2:C9)/SUM(C2:C9)-C11,0))" table:style-name="ce8">
            <text:p>1.8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7002597402597406" table:formula="msoxl:=ABS(MAX(B2:B9)-B11-B12)" table:style-name="ce8">
            <text:p>1.7</text:p>
          </table:table-cell>
          <table:table-cell office:value-type="float" office:value="1.7002597402597406" table:formula="msoxl:=ABS(MAX(C2:C9)-C11-C12)" table:style-name="ce8">
            <text:p>1.7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6.5997402597402601" table:formula="msoxl:=B11+ B12" table:style-name="ce8">
            <text:p>6.6</text:p>
          </table:table-cell>
          <table:table-cell office:value-type="float" office:value="6.5997402597402601" table:formula="msoxl:=C11+ C12" table:style-name="ce8">
            <text:p>6.6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2.09722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3462H9M49.000S" table:style-name="ce9">
            <text:p>14:09:49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462H10M19.000S" table:style-name="ce9">
            <text:p>14:10:19</text:p>
          </table:table-cell>
          <table:table-cell office:value-type="float" office:value="56.9" table:style-name="ce1">
            <text:p>5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462H10M49.000S" table:style-name="ce9">
            <text:p>14:10:49</text:p>
          </table:table-cell>
          <table:table-cell office:value-type="float" office:value="57.1" table:style-name="ce1">
            <text:p>5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462H11M19.000S" table:style-name="ce9">
            <text:p>14:11:19</text:p>
          </table:table-cell>
          <table:table-cell office:value-type="float" office:value="57.1" table:style-name="ce1">
            <text:p>5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462H11M49.000S" table:style-name="ce9">
            <text:p>14:11:49</text:p>
          </table:table-cell>
          <table:table-cell office:value-type="float" office:value="57.1" table:style-name="ce1">
            <text:p>5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462H12M19.000S" table:style-name="ce9">
            <text:p>14:12:19</text:p>
          </table:table-cell>
          <table:table-cell office:value-type="float" office:value="57.1" table:style-name="ce1">
            <text:p>5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462H12M49.000S" table:style-name="ce9">
            <text:p>14:12:49</text:p>
          </table:table-cell>
          <table:table-cell office:value-type="float" office:value="56.9" table:style-name="ce1">
            <text:p>5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462H13M19.000S" table:style-name="ce9">
            <text:p>14:13:19</text:p>
          </table:table-cell>
          <table:table-cell office:value-type="float" office:value="56.6" table:style-name="ce1">
            <text:p>5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912500000000001" table:formula="msoxl:=AVERAGE(B2:B9)" table:style-name="ce8">
            <text:p>56.9</text:p>
          </table:table-cell>
          <table:table-cell office:value-type="float" office:value="0" table:formula="msoxl:=AVERAGE(C2:C9)" table:style-name="ce8">
            <text:p>0.0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office:value-type="float" office:value="0" table:formula="msoxl:=AVERAGE(F2:F9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.9775971886751904E-4" table:formula="msoxl:=IF(B11=0,0,MAX(SUMPRODUCT(B2:B9,B2:B9)/SUM(B2:B9)-B11,0))" table:style-name="ce8">
            <text:p>0.0</text:p>
          </table:table-cell>
          <table:table-cell office:value-type="float" office:value="0" table:formula="msoxl:=IF(C11=0,0,MAX(SUMPRODUCT(C2:C9,C2:C9)/SUM(C2:C9)-C11,0))" table:style-name="ce8">
            <text:p>0.0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office:value-type="float" office:value="0" table:formula="msoxl:=IF(F11=0,0,MAX(SUMPRODUCT(F2:F9,F2:F9)/SUM(F2:F9)-F11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18660224028113248" table:formula="msoxl:=ABS(MAX(B2:B9)-B11-B12)" table:style-name="ce8">
            <text:p>0.2</text:p>
          </table:table-cell>
          <table:table-cell office:value-type="float" office:value="0" table:formula="msoxl:=ABS(MAX(C2:C9)-C11-C12)" table:style-name="ce8">
            <text:p>0.0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office:value-type="float" office:value="0" table:formula="msoxl:=ABS(MAX(F2:F9)-F11-F12)" table:style-name="ce8">
            <text:p>0.0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2.09722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7.52778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3462H9M49.000S" table:style-name="ce9">
            <text:p>14:09:4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13.1000000000004" table:style-name="ce1">
            <text:p>4513.1</text:p>
          </table:table-cell>
          <table:table-cell office:value-type="float" office:value="3844.8" table:style-name="ce1">
            <text:p>3844.8</text:p>
          </table:table-cell>
          <table:table-cell office:value-type="float" office:value="668.3" table:style-name="ce1">
            <text:p>668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4" table:style-name="ce1">
            <text:p>684</text:p>
          </table:table-cell>
          <table:table-cell office:value-type="float" office:value="2287.9" table:style-name="ce1">
            <text:p>2287.9</text:p>
          </table:table-cell>
          <table:table-cell office:value-type="float" office:value="-1" table:style-name="ce1">
            <text:p>-1</text:p>
          </table:table-cell>
          <table:table-cell office:value-type="float" office:value="77.3" table:style-name="ce1">
            <text:p>77.3</text:p>
          </table:table-cell>
          <table:table-cell office:value-type="float" office:value="0" table:style-name="ce1">
            <text:p>0</text:p>
          </table:table-cell>
          <table:table-cell office:value-type="float" office:value="209.4" table:style-name="ce1">
            <text:p>209.4</text:p>
          </table:table-cell>
          <table:table-cell table:number-columns-repeated="16368"/>
        </table:table-row>
        <table:table-row table:style-name="ro1">
          <table:table-cell office:value-type="time" office:time-value="PT983462H10M19.000S" table:style-name="ce9">
            <text:p>14:10:1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47.3999999999996" table:style-name="ce1">
            <text:p>4447.4</text:p>
          </table:table-cell>
          <table:table-cell office:value-type="float" office:value="3780.3" table:style-name="ce1">
            <text:p>3780.3</text:p>
          </table:table-cell>
          <table:table-cell office:value-type="float" office:value="667.2" table:style-name="ce1">
            <text:p>667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7.2" table:style-name="ce1">
            <text:p>717.2</text:p>
          </table:table-cell>
          <table:table-cell office:value-type="float" office:value="2338.8000000000002" table:style-name="ce1">
            <text:p>2338.8</text:p>
          </table:table-cell>
          <table:table-cell office:value-type="float" office:value="-1" table:style-name="ce1">
            <text:p>-1</text:p>
          </table:table-cell>
          <table:table-cell office:value-type="float" office:value="77.3" table:style-name="ce1">
            <text:p>77.3</text:p>
          </table:table-cell>
          <table:table-cell office:value-type="float" office:value="0" table:style-name="ce1">
            <text:p>0</text:p>
          </table:table-cell>
          <table:table-cell office:value-type="float" office:value="224" table:style-name="ce1">
            <text:p>224</text:p>
          </table:table-cell>
          <table:table-cell table:number-columns-repeated="16368"/>
        </table:table-row>
        <table:table-row table:style-name="ro1">
          <table:table-cell office:value-type="time" office:time-value="PT983462H10M49.000S" table:style-name="ce9">
            <text:p>14:10:4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36.1000000000004" table:style-name="ce1">
            <text:p>4436.1</text:p>
          </table:table-cell>
          <table:table-cell office:value-type="float" office:value="3768.8" table:style-name="ce1">
            <text:p>3768.8</text:p>
          </table:table-cell>
          <table:table-cell office:value-type="float" office:value="667.4" table:style-name="ce1">
            <text:p>667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2.7" table:style-name="ce1">
            <text:p>732.7</text:p>
          </table:table-cell>
          <table:table-cell office:value-type="float" office:value="2349.6" table:style-name="ce1">
            <text:p>2349.6</text:p>
          </table:table-cell>
          <table:table-cell office:value-type="float" office:value="-1" table:style-name="ce1">
            <text:p>-1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0" table:style-name="ce1">
            <text:p>0</text:p>
          </table:table-cell>
          <table:table-cell office:value-type="float" office:value="223.4" table:style-name="ce1">
            <text:p>223.4</text:p>
          </table:table-cell>
          <table:table-cell table:number-columns-repeated="16368"/>
        </table:table-row>
        <table:table-row table:style-name="ro1">
          <table:table-cell office:value-type="time" office:time-value="PT983462H11M19.000S" table:style-name="ce9">
            <text:p>14:11:1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35.1000000000004" table:style-name="ce1">
            <text:p>4435.1</text:p>
          </table:table-cell>
          <table:table-cell office:value-type="float" office:value="3767.9" table:style-name="ce1">
            <text:p>3767.9</text:p>
          </table:table-cell>
          <table:table-cell office:value-type="float" office:value="667.2" table:style-name="ce1">
            <text:p>667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3.7" table:style-name="ce1">
            <text:p>733.7</text:p>
          </table:table-cell>
          <table:table-cell office:value-type="float" office:value="2351" table:style-name="ce1">
            <text:p>2351</text:p>
          </table:table-cell>
          <table:table-cell office:value-type="float" office:value="-1" table:style-name="ce1">
            <text:p>-1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0" table:style-name="ce1">
            <text:p>0</text:p>
          </table:table-cell>
          <table:table-cell office:value-type="float" office:value="224" table:style-name="ce1">
            <text:p>224</text:p>
          </table:table-cell>
          <table:table-cell table:number-columns-repeated="16368"/>
        </table:table-row>
        <table:table-row table:style-name="ro1">
          <table:table-cell office:value-type="time" office:time-value="PT983462H11M49.000S" table:style-name="ce9">
            <text:p>14:11:4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27.3999999999996" table:style-name="ce1">
            <text:p>4427.4</text:p>
          </table:table-cell>
          <table:table-cell office:value-type="float" office:value="3760.3" table:style-name="ce1">
            <text:p>3760.3</text:p>
          </table:table-cell>
          <table:table-cell office:value-type="float" office:value="667.1" table:style-name="ce1">
            <text:p>667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3.4" table:style-name="ce1">
            <text:p>733.4</text:p>
          </table:table-cell>
          <table:table-cell office:value-type="float" office:value="2356.8000000000002" table:style-name="ce1">
            <text:p>2356.8</text:p>
          </table:table-cell>
          <table:table-cell office:value-type="float" office:value="-1" table:style-name="ce1">
            <text:p>-1</text:p>
          </table:table-cell>
          <table:table-cell office:value-type="float" office:value="77.5" table:style-name="ce1">
            <text:p>77.5</text:p>
          </table:table-cell>
          <table:table-cell office:value-type="float" office:value="0" table:style-name="ce1">
            <text:p>0</text:p>
          </table:table-cell>
          <table:table-cell office:value-type="float" office:value="224.8" table:style-name="ce1">
            <text:p>224.8</text:p>
          </table:table-cell>
          <table:table-cell table:number-columns-repeated="16368"/>
        </table:table-row>
        <table:table-row table:style-name="ro1">
          <table:table-cell office:value-type="time" office:time-value="PT983462H12M19.000S" table:style-name="ce9">
            <text:p>14:12:1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29.7" table:style-name="ce1">
            <text:p>4429.7</text:p>
          </table:table-cell>
          <table:table-cell office:value-type="float" office:value="3762.6" table:style-name="ce1">
            <text:p>3762.6</text:p>
          </table:table-cell>
          <table:table-cell office:value-type="float" office:value="667.1" table:style-name="ce1">
            <text:p>667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6.7" table:style-name="ce1">
            <text:p>726.7</text:p>
          </table:table-cell>
          <table:table-cell office:value-type="float" office:value="2354.1" table:style-name="ce1">
            <text:p>2354.1</text:p>
          </table:table-cell>
          <table:table-cell office:value-type="float" office:value="-1" table:style-name="ce1">
            <text:p>-1</text:p>
          </table:table-cell>
          <table:table-cell office:value-type="float" office:value="77.5" table:style-name="ce1">
            <text:p>77.5</text:p>
          </table:table-cell>
          <table:table-cell office:value-type="float" office:value="0" table:style-name="ce1">
            <text:p>0</text:p>
          </table:table-cell>
          <table:table-cell office:value-type="float" office:value="224.9" table:style-name="ce1">
            <text:p>224.9</text:p>
          </table:table-cell>
          <table:table-cell table:number-columns-repeated="16368"/>
        </table:table-row>
        <table:table-row table:style-name="ro1">
          <table:table-cell office:value-type="time" office:time-value="PT983462H12M49.000S" table:style-name="ce9">
            <text:p>14:12:4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43.2" table:style-name="ce1">
            <text:p>4443.2</text:p>
          </table:table-cell>
          <table:table-cell office:value-type="float" office:value="3775.9" table:style-name="ce1">
            <text:p>3775.9</text:p>
          </table:table-cell>
          <table:table-cell office:value-type="float" office:value="667.3" table:style-name="ce1">
            <text:p>667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4.1" table:style-name="ce1">
            <text:p>714.1</text:p>
          </table:table-cell>
          <table:table-cell office:value-type="float" office:value="2343.9" table:style-name="ce1">
            <text:p>2343.9</text:p>
          </table:table-cell>
          <table:table-cell office:value-type="float" office:value="-1" table:style-name="ce1">
            <text:p>-1</text:p>
          </table:table-cell>
          <table:table-cell office:value-type="float" office:value="77.5" table:style-name="ce1">
            <text:p>77.5</text:p>
          </table:table-cell>
          <table:table-cell office:value-type="float" office:value="0" table:style-name="ce1">
            <text:p>0</text:p>
          </table:table-cell>
          <table:table-cell office:value-type="float" office:value="222.8" table:style-name="ce1">
            <text:p>222.8</text:p>
          </table:table-cell>
          <table:table-cell table:number-columns-repeated="16368"/>
        </table:table-row>
        <table:table-row table:style-name="ro1">
          <table:table-cell office:value-type="time" office:time-value="PT983462H13M19.000S" table:style-name="ce9">
            <text:p>14:13:1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63" table:style-name="ce1">
            <text:p>4463</text:p>
          </table:table-cell>
          <table:table-cell office:value-type="float" office:value="3795.6" table:style-name="ce1">
            <text:p>3795.6</text:p>
          </table:table-cell>
          <table:table-cell office:value-type="float" office:value="667.3" table:style-name="ce1">
            <text:p>667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3.1" table:style-name="ce1">
            <text:p>693.1</text:p>
          </table:table-cell>
          <table:table-cell office:value-type="float" office:value="2327.9" table:style-name="ce1">
            <text:p>2327.9</text:p>
          </table:table-cell>
          <table:table-cell office:value-type="float" office:value="-1" table:style-name="ce1">
            <text:p>-1</text:p>
          </table:table-cell>
          <table:table-cell office:value-type="float" office:value="77.5" table:style-name="ce1">
            <text:p>77.5</text:p>
          </table:table-cell>
          <table:table-cell office:value-type="float" office:value="0" table:style-name="ce1">
            <text:p>0</text:p>
          </table:table-cell>
          <table:table-cell office:value-type="float" office:value="217.8" table:style-name="ce1">
            <text:p>217.8</text:p>
          </table:table-cell>
          <table:table-cell table:number-columns-repeated="16368"/>
        </table:table-row>
        <table:table-row table:number-rows-repeated="1048567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2.09722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7.52778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95833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3462H9M49.000S" table:style-name="ce9">
            <text:p>14:09:49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6" table:style-name="ce1">
            <text:p>0.6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3462H10M19.000S" table:style-name="ce9">
            <text:p>14:10:19</text:p>
          </table:table-cell>
          <table:table-cell office:value-type="float" office:value="3365" table:style-name="ce1">
            <text:p>3365</text:p>
          </table:table-cell>
          <table:table-cell office:value-type="float" office:value="43.7" table:style-name="ce1">
            <text:p>43.7</text:p>
          </table:table-cell>
          <table:table-cell office:value-type="float" office:value="3365" table:style-name="ce1">
            <text:p>3365</text:p>
          </table:table-cell>
          <table:table-cell office:value-type="float" office:value="932.6" table:style-name="ce1">
            <text:p>932.6</text:p>
          </table:table-cell>
          <table:table-cell office:value-type="float" office:value="6730" table:style-name="ce1">
            <text:p>6730</text:p>
          </table:table-cell>
          <table:table-cell office:value-type="float" office:value="976.30000000000007" table:style-name="ce1">
            <text:p>976.3</text:p>
          </table:table-cell>
          <table:table-cell office:value-type="float" office:value="3408.7" table:style-name="ce1">
            <text:p>3408.7</text:p>
          </table:table-cell>
          <table:table-cell office:value-type="float" office:value="-4297.6000000000004" table:style-name="ce1">
            <text:p>-4297.6</text:p>
          </table:table-cell>
          <table:table-cell table:number-columns-repeated="16375"/>
        </table:table-row>
        <table:table-row table:style-name="ro1">
          <table:table-cell office:value-type="time" office:time-value="PT983462H10M49.000S" table:style-name="ce9">
            <text:p>14:10:49</text:p>
          </table:table-cell>
          <table:table-cell office:value-type="float" office:value="949.4" table:style-name="ce1">
            <text:p>949.4</text:p>
          </table:table-cell>
          <table:table-cell office:value-type="float" office:value="14.7" table:style-name="ce1">
            <text:p>14.7</text:p>
          </table:table-cell>
          <table:table-cell office:value-type="float" office:value="949.4" table:style-name="ce1">
            <text:p>949.4</text:p>
          </table:table-cell>
          <table:table-cell office:value-type="float" office:value="408.3" table:style-name="ce1">
            <text:p>408.3</text:p>
          </table:table-cell>
          <table:table-cell office:value-type="float" office:value="1898.8" table:style-name="ce1">
            <text:p>1898.8</text:p>
          </table:table-cell>
          <table:table-cell office:value-type="float" office:value="423" table:style-name="ce1">
            <text:p>423</text:p>
          </table:table-cell>
          <table:table-cell office:value-type="float" office:value="964.1" table:style-name="ce1">
            <text:p>964.1</text:p>
          </table:table-cell>
          <table:table-cell office:value-type="float" office:value="-1357.7" table:style-name="ce1">
            <text:p>-1357.7</text:p>
          </table:table-cell>
          <table:table-cell table:number-columns-repeated="16375"/>
        </table:table-row>
        <table:table-row table:style-name="ro1">
          <table:table-cell office:value-type="time" office:time-value="PT983462H11M19.000S" table:style-name="ce9">
            <text:p>14:11:19</text:p>
          </table:table-cell>
          <table:table-cell office:value-type="float" office:value="2789.9" table:style-name="ce1">
            <text:p>2789.9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2789.9" table:style-name="ce1">
            <text:p>2789.9</text:p>
          </table:table-cell>
          <table:table-cell office:value-type="float" office:value="504.8" table:style-name="ce1">
            <text:p>504.8</text:p>
          </table:table-cell>
          <table:table-cell office:value-type="float" office:value="5579.8" table:style-name="ce1">
            <text:p>5579.8</text:p>
          </table:table-cell>
          <table:table-cell office:value-type="float" office:value="524.20000000000005" table:style-name="ce1">
            <text:p>524.2</text:p>
          </table:table-cell>
          <table:table-cell office:value-type="float" office:value="2809.3" table:style-name="ce1">
            <text:p>2809.3</text:p>
          </table:table-cell>
          <table:table-cell office:value-type="float" office:value="-3294.7000000000003" table:style-name="ce1">
            <text:p>-3294.7</text:p>
          </table:table-cell>
          <table:table-cell table:number-columns-repeated="16375"/>
        </table:table-row>
        <table:table-row table:style-name="ro1">
          <table:table-cell office:value-type="time" office:time-value="PT983462H11M49.000S" table:style-name="ce9">
            <text:p>14:11:49</text:p>
          </table:table-cell>
          <table:table-cell office:value-type="float" office:value="3465.1" table:style-name="ce1">
            <text:p>3465.1</text:p>
          </table:table-cell>
          <table:table-cell office:value-type="float" office:value="25.7" table:style-name="ce1">
            <text:p>25.7</text:p>
          </table:table-cell>
          <table:table-cell office:value-type="float" office:value="3465.1" table:style-name="ce1">
            <text:p>3465.1</text:p>
          </table:table-cell>
          <table:table-cell office:value-type="float" office:value="632.20000000000005" table:style-name="ce1">
            <text:p>632.2</text:p>
          </table:table-cell>
          <table:table-cell office:value-type="float" office:value="6930.2" table:style-name="ce1">
            <text:p>6930.2</text:p>
          </table:table-cell>
          <table:table-cell office:value-type="float" office:value="657.90000000000009" table:style-name="ce1">
            <text:p>657.9</text:p>
          </table:table-cell>
          <table:table-cell office:value-type="float" office:value="3490.7999999999997" table:style-name="ce1">
            <text:p>3490.8</text:p>
          </table:table-cell>
          <table:table-cell office:value-type="float" office:value="-4097.3" table:style-name="ce1">
            <text:p>-4097.3</text:p>
          </table:table-cell>
          <table:table-cell table:number-columns-repeated="16375"/>
        </table:table-row>
        <table:table-row table:style-name="ro1">
          <table:table-cell office:value-type="time" office:time-value="PT983462H12M19.000S" table:style-name="ce9">
            <text:p>14:12:19</text:p>
          </table:table-cell>
          <table:table-cell office:value-type="float" office:value="3621.8" table:style-name="ce1">
            <text:p>3621.8</text:p>
          </table:table-cell>
          <table:table-cell office:value-type="float" office:value="27.6" table:style-name="ce1">
            <text:p>27.6</text:p>
          </table:table-cell>
          <table:table-cell office:value-type="float" office:value="3621.8" table:style-name="ce1">
            <text:p>3621.8</text:p>
          </table:table-cell>
          <table:table-cell office:value-type="float" office:value="527.29999999999995" table:style-name="ce1">
            <text:p>527.3</text:p>
          </table:table-cell>
          <table:table-cell office:value-type="float" office:value="7243.6" table:style-name="ce1">
            <text:p>7243.6</text:p>
          </table:table-cell>
          <table:table-cell office:value-type="float" office:value="554.9" table:style-name="ce1">
            <text:p>554.9</text:p>
          </table:table-cell>
          <table:table-cell office:value-type="float" office:value="3649.4" table:style-name="ce1">
            <text:p>3649.4</text:p>
          </table:table-cell>
          <table:table-cell office:value-type="float" office:value="-4149.1000000000004" table:style-name="ce1">
            <text:p>-4149.1</text:p>
          </table:table-cell>
          <table:table-cell table:number-columns-repeated="16375"/>
        </table:table-row>
        <table:table-row table:style-name="ro1">
          <table:table-cell office:value-type="time" office:time-value="PT983462H12M49.000S" table:style-name="ce9">
            <text:p>14:12:49</text:p>
          </table:table-cell>
          <table:table-cell office:value-type="float" office:value="2199.1999999999998" table:style-name="ce1">
            <text:p>2199.2</text:p>
          </table:table-cell>
          <table:table-cell office:value-type="float" office:value="16.7" table:style-name="ce1">
            <text:p>16.7</text:p>
          </table:table-cell>
          <table:table-cell office:value-type="float" office:value="2199.1999999999998" table:style-name="ce1">
            <text:p>2199.2</text:p>
          </table:table-cell>
          <table:table-cell office:value-type="float" office:value="287.2" table:style-name="ce1">
            <text:p>287.2</text:p>
          </table:table-cell>
          <table:table-cell office:value-type="float" office:value="4398.3999999999996" table:style-name="ce1">
            <text:p>4398.4</text:p>
          </table:table-cell>
          <table:table-cell office:value-type="float" office:value="303.89999999999998" table:style-name="ce1">
            <text:p>303.9</text:p>
          </table:table-cell>
          <table:table-cell office:value-type="float" office:value="2215.8999999999996" table:style-name="ce1">
            <text:p>2215.9</text:p>
          </table:table-cell>
          <table:table-cell office:value-type="float" office:value="-2486.3999999999996" table:style-name="ce1">
            <text:p>-2486.4</text:p>
          </table:table-cell>
          <table:table-cell table:number-columns-repeated="16375"/>
        </table:table-row>
        <table:table-row table:style-name="ro1">
          <table:table-cell office:value-type="time" office:time-value="PT983462H13M19.000S" table:style-name="ce9">
            <text:p>14:13:19</text:p>
          </table:table-cell>
          <table:table-cell office:value-type="float" office:value="314.60000000000002" table:style-name="ce1">
            <text:p>314.6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314.60000000000002" table:style-name="ce1">
            <text:p>314.6</text:p>
          </table:table-cell>
          <table:table-cell office:value-type="float" office:value="104.8" table:style-name="ce1">
            <text:p>104.8</text:p>
          </table:table-cell>
          <table:table-cell office:value-type="float" office:value="629.20000000000005" table:style-name="ce1">
            <text:p>629.2</text:p>
          </table:table-cell>
          <table:table-cell office:value-type="float" office:value="113" table:style-name="ce1">
            <text:p>113</text:p>
          </table:table-cell>
          <table:table-cell office:value-type="float" office:value="322.8" table:style-name="ce1">
            <text:p>322.8</text:p>
          </table:table-cell>
          <table:table-cell office:value-type="float" office:value="-419.40000000000003" table:style-name="ce1">
            <text:p>-419.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088.125" table:formula="msoxl:=AVERAGE(B2:B9)" table:style-name="ce8">
            <text:p>2088.1</text:p>
          </table:table-cell>
          <table:table-cell office:value-type="float" office:value="19.574999999999999" table:formula="msoxl:=AVERAGE(C2:C9)" table:style-name="ce8">
            <text:p>19.6</text:p>
          </table:table-cell>
          <table:table-cell office:value-type="float" office:value="2088.125" table:formula="msoxl:=AVERAGE(D2:D9)" table:style-name="ce8">
            <text:p>2088.1</text:p>
          </table:table-cell>
          <table:table-cell office:value-type="float" office:value="424.67500000000007" table:formula="msoxl:=AVERAGE(E2:E9)" table:style-name="ce8">
            <text:p>424.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909.05754534570497" table:formula="msoxl:=IF(B11=0,0,MAX(SUMPRODUCT(B2:B9,B2:B9)/SUM(B2:B9)-B11,0))" table:style-name="ce8">
            <text:p>909.1</text:p>
          </table:table-cell>
          <table:table-cell office:value-type="float" office:value="7.6975415070242725" table:formula="msoxl:=IF(C11=0,0,MAX(SUMPRODUCT(C2:C9,C2:C9)/SUM(C2:C9)-C11,0))" table:style-name="ce8">
            <text:p>7.7</text:p>
          </table:table-cell>
          <table:table-cell office:value-type="float" office:value="909.05754534570497" table:formula="msoxl:=IF(D11=0,0,MAX(SUMPRODUCT(D2:D9,D2:D9)/SUM(D2:D9)-D11,0))" table:style-name="ce8">
            <text:p>909.1</text:p>
          </table:table-cell>
          <table:table-cell office:value-type="float" office:value="182.39621328074395" table:formula="msoxl:=IF(E11=0,0,MAX(SUMPRODUCT(E2:E9,E2:E9)/SUM(E2:E9)-E11,0))" table:style-name="ce8">
            <text:p>182.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624.61745465429522" table:formula="msoxl:=ABS(MAX(B2:B9)-B11-B12)" table:style-name="ce8">
            <text:p>624.6</text:p>
          </table:table-cell>
          <table:table-cell office:value-type="float" office:value="16.427458492975731" table:formula="msoxl:=ABS(MAX(C2:C9)-C11-C12)" table:style-name="ce8">
            <text:p>16.4</text:p>
          </table:table-cell>
          <table:table-cell office:value-type="float" office:value="624.61745465429522" table:formula="msoxl:=ABS(MAX(D2:D9)-D11-D12)" table:style-name="ce8">
            <text:p>624.6</text:p>
          </table:table-cell>
          <table:table-cell office:value-type="float" office:value="325.528786719256" table:formula="msoxl:=ABS(MAX(E2:E9)-E11-E12)" table:style-name="ce8">
            <text:p>325.5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2.09722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7.52778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3462H9M49.000S" table:style-name="ce9">
            <text:p>14:09:49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3462H10M19.000S" table:style-name="ce9">
            <text:p>14:10:19</text:p>
          </table:table-cell>
          <table:table-cell office:value-type="float" office:value="13848.2" table:style-name="ce1">
            <text:p>13848.2</text:p>
          </table:table-cell>
          <table:table-cell office:value-type="float" office:value="316.39999999999998" table:style-name="ce1">
            <text:p>316.4</text:p>
          </table:table-cell>
          <table:table-cell office:value-type="float" office:value="13848.2" table:style-name="ce1">
            <text:p>13848.2</text:p>
          </table:table-cell>
          <table:table-cell office:value-type="float" office:value="744.6" table:style-name="ce1">
            <text:p>744.6</text:p>
          </table:table-cell>
          <table:table-cell table:number-columns-repeated="16379"/>
        </table:table-row>
        <table:table-row table:style-name="ro1">
          <table:table-cell office:value-type="time" office:time-value="PT983462H10M49.000S" table:style-name="ce9">
            <text:p>14:10:49</text:p>
          </table:table-cell>
          <table:table-cell office:value-type="float" office:value="3291.3" table:style-name="ce1">
            <text:p>3291.3</text:p>
          </table:table-cell>
          <table:table-cell office:value-type="float" office:value="128.30000000000001" table:style-name="ce1">
            <text:p>128.3</text:p>
          </table:table-cell>
          <table:table-cell office:value-type="float" office:value="3291.3" table:style-name="ce1">
            <text:p>3291.3</text:p>
          </table:table-cell>
          <table:table-cell office:value-type="float" office:value="318.89999999999998" table:style-name="ce1">
            <text:p>318.9</text:p>
          </table:table-cell>
          <table:table-cell table:number-columns-repeated="16379"/>
        </table:table-row>
        <table:table-row table:style-name="ro1">
          <table:table-cell office:value-type="time" office:time-value="PT983462H11M19.000S" table:style-name="ce9">
            <text:p>14:11:19</text:p>
          </table:table-cell>
          <table:table-cell office:value-type="float" office:value="11289.7" table:style-name="ce1">
            <text:p>11289.7</text:p>
          </table:table-cell>
          <table:table-cell office:value-type="float" office:value="160.4" table:style-name="ce1">
            <text:p>160.4</text:p>
          </table:table-cell>
          <table:table-cell office:value-type="float" office:value="11289.7" table:style-name="ce1">
            <text:p>11289.7</text:p>
          </table:table-cell>
          <table:table-cell office:value-type="float" office:value="390.7" table:style-name="ce1">
            <text:p>390.7</text:p>
          </table:table-cell>
          <table:table-cell table:number-columns-repeated="16379"/>
        </table:table-row>
        <table:table-row table:style-name="ro1">
          <table:table-cell office:value-type="time" office:time-value="PT983462H11M49.000S" table:style-name="ce9">
            <text:p>14:11:49</text:p>
          </table:table-cell>
          <table:table-cell office:value-type="float" office:value="14000.8" table:style-name="ce1">
            <text:p>14000.8</text:p>
          </table:table-cell>
          <table:table-cell office:value-type="float" office:value="202.2" table:style-name="ce1">
            <text:p>202.2</text:p>
          </table:table-cell>
          <table:table-cell office:value-type="float" office:value="14000.8" table:style-name="ce1">
            <text:p>14000.8</text:p>
          </table:table-cell>
          <table:table-cell office:value-type="float" office:value="496.2" table:style-name="ce1">
            <text:p>496.2</text:p>
          </table:table-cell>
          <table:table-cell table:number-columns-repeated="16379"/>
        </table:table-row>
        <table:table-row table:style-name="ro1">
          <table:table-cell office:value-type="time" office:time-value="PT983462H12M19.000S" table:style-name="ce9">
            <text:p>14:12:19</text:p>
          </table:table-cell>
          <table:table-cell office:value-type="float" office:value="13909.2" table:style-name="ce1">
            <text:p>13909.2</text:p>
          </table:table-cell>
          <table:table-cell office:value-type="float" office:value="181.9" table:style-name="ce1">
            <text:p>181.9</text:p>
          </table:table-cell>
          <table:table-cell office:value-type="float" office:value="13909.2" table:style-name="ce1">
            <text:p>13909.2</text:p>
          </table:table-cell>
          <table:table-cell office:value-type="float" office:value="430" table:style-name="ce1">
            <text:p>430</text:p>
          </table:table-cell>
          <table:table-cell table:number-columns-repeated="16379"/>
        </table:table-row>
        <table:table-row table:style-name="ro1">
          <table:table-cell office:value-type="time" office:time-value="PT983462H12M49.000S" table:style-name="ce9">
            <text:p>14:12:49</text:p>
          </table:table-cell>
          <table:table-cell office:value-type="float" office:value="8163.9" table:style-name="ce1">
            <text:p>8163.9</text:p>
          </table:table-cell>
          <table:table-cell office:value-type="float" office:value="107.4" table:style-name="ce1">
            <text:p>107.4</text:p>
          </table:table-cell>
          <table:table-cell office:value-type="float" office:value="8163.9" table:style-name="ce1">
            <text:p>8163.9</text:p>
          </table:table-cell>
          <table:table-cell office:value-type="float" office:value="236.5" table:style-name="ce1">
            <text:p>236.5</text:p>
          </table:table-cell>
          <table:table-cell table:number-columns-repeated="16379"/>
        </table:table-row>
        <table:table-row table:style-name="ro1">
          <table:table-cell office:value-type="time" office:time-value="PT983462H13M19.000S" table:style-name="ce9">
            <text:p>14:13:19</text:p>
          </table:table-cell>
          <table:table-cell office:value-type="float" office:value="1031.9000000000001" table:style-name="ce1">
            <text:p>1031.9</text:p>
          </table:table-cell>
          <table:table-cell office:value-type="float" office:value="50.7" table:style-name="ce1">
            <text:p>50.7</text:p>
          </table:table-cell>
          <table:table-cell office:value-type="float" office:value="1031.9000000000001" table:style-name="ce1">
            <text:p>1031.9</text:p>
          </table:table-cell>
          <table:table-cell office:value-type="float" office:value="91.3" table:style-name="ce1">
            <text:p>91.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191.875" table:formula="msoxl:=AVERAGE(B2:B9)" table:style-name="ce8">
            <text:p>8191.9</text:p>
          </table:table-cell>
          <table:table-cell office:value-type="float" office:value="144.66249999999999" table:formula="msoxl:=AVERAGE(C2:C9)" table:style-name="ce8">
            <text:p>144.7</text:p>
          </table:table-cell>
          <table:table-cell office:value-type="float" office:value="8191.875" table:formula="msoxl:=AVERAGE(D2:D9)" table:style-name="ce8">
            <text:p>8191.9</text:p>
          </table:table-cell>
          <table:table-cell office:value-type="float" office:value="338.63750000000005" table:formula="msoxl:=AVERAGE(E2:E9)" table:style-name="ce8">
            <text:p>338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821.0181276417206" table:formula="msoxl:=IF(B11=0,0,MAX(SUMPRODUCT(B2:B9,B2:B9)/SUM(B2:B9)-B11,0))" table:style-name="ce8">
            <text:p>3821.0</text:p>
          </table:table-cell>
          <table:table-cell office:value-type="float" office:value="54.486994513090849" table:formula="msoxl:=IF(C11=0,0,MAX(SUMPRODUCT(C2:C9,C2:C9)/SUM(C2:C9)-C11,0))" table:style-name="ce8">
            <text:p>54.5</text:p>
          </table:table-cell>
          <table:table-cell office:value-type="float" office:value="3821.0181276417206" table:formula="msoxl:=IF(D11=0,0,MAX(SUMPRODUCT(D2:D9,D2:D9)/SUM(D2:D9)-D11,0))" table:style-name="ce8">
            <text:p>3821.0</text:p>
          </table:table-cell>
          <table:table-cell office:value-type="float" office:value="142.76076879775565" table:formula="msoxl:=IF(E11=0,0,MAX(SUMPRODUCT(E2:E9,E2:E9)/SUM(E2:E9)-E11,0))" table:style-name="ce8">
            <text:p>142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987.9068723582786" table:formula="msoxl:=ABS(MAX(B2:B9)-B11-B12)" table:style-name="ce8">
            <text:p>1987.9</text:p>
          </table:table-cell>
          <table:table-cell office:value-type="float" office:value="117.25050548690913" table:formula="msoxl:=ABS(MAX(C2:C9)-C11-C12)" table:style-name="ce8">
            <text:p>117.3</text:p>
          </table:table-cell>
          <table:table-cell office:value-type="float" office:value="1987.9068723582786" table:formula="msoxl:=ABS(MAX(D2:D9)-D11-D12)" table:style-name="ce8">
            <text:p>1987.9</text:p>
          </table:table-cell>
          <table:table-cell office:value-type="float" office:value="263.20173120224433" table:formula="msoxl:=ABS(MAX(E2:E9)-E11-E12)" table:style-name="ce8">
            <text:p>263.2</text:p>
          </table:table-cell>
          <table:table-cell table:number-columns-repeated="16379"/>
        </table:table-row>
        <table:table-row table:number-rows-repeated="1048563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2.09722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7.52778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95833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3462H9M49.000S" table:style-name="ce9">
            <text:p>14:09:49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462H10M19.000S" table:style-name="ce9">
            <text:p>14:10:19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16556.8" table:style-name="ce1">
            <text:p>16556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.9" table:style-name="ce1">
            <text:p>6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462H10M49.000S" table:style-name="ce9">
            <text:p>14:10:49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4706.1000000000004" table:style-name="ce1">
            <text:p>4706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3.3" table:style-name="ce1">
            <text:p>13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462H11M19.000S" table:style-name="ce9">
            <text:p>14:11:19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4150.9" table:style-name="ce1">
            <text:p>14150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462H11M49.000S" table:style-name="ce9">
            <text:p>14:11:49</text:p>
          </table:table-cell>
          <table:table-cell office:value-type="float" office:value="17" table:style-name="ce1">
            <text:p>17</text:p>
          </table:table-cell>
          <table:table-cell office:value-type="float" office:value="-1" table:style-name="ce1">
            <text:p>-1</text:p>
          </table:table-cell>
          <table:table-cell office:value-type="float" office:value="16657.599999999999" table:style-name="ce1">
            <text:p>16657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5" table:style-name="ce1">
            <text:p>3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462H12M19.000S" table:style-name="ce9">
            <text:p>14:12:19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15566.2" table:style-name="ce1">
            <text:p>15566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462H12M49.000S" table:style-name="ce9">
            <text:p>14:12:49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9802.2000000000007" table:style-name="ce1">
            <text:p>9802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462H13M19.000S" table:style-name="ce9">
            <text:p>14:13:19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677" table:style-name="ce1">
            <text:p>167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6" table:style-name="ce1">
            <text:p>3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7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2.09722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7.52778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3462H9M49.000S" table:style-name="ce9">
            <text:p>14:09:4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1" table:style-name="ce1">
            <text:p>7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5978" table:style-name="ce1">
            <text:p>5978</text:p>
          </table:table-cell>
          <table:table-cell office:value-type="float" office:value="-1" table:style-name="ce1">
            <text:p>-1</text:p>
          </table:table-cell>
          <table:table-cell office:value-type="float" office:value="5246" table:style-name="ce1">
            <text:p>5246</text:p>
          </table:table-cell>
          <table:table-cell office:value-type="float" office:value="409" table:style-name="ce1">
            <text:p>409</text:p>
          </table:table-cell>
          <table:table-cell office:value-type="float" office:value="-1" table:style-name="ce1">
            <text:p>-1</text:p>
          </table:table-cell>
          <table:table-cell office:value-type="float" office:value="194881" table:style-name="ce1">
            <text:p>19488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229" table:style-name="ce1">
            <text:p>22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table:number-columns-repeated="16346"/>
        </table:table-row>
        <table:table-row table:style-name="ro1">
          <table:table-cell office:value-type="time" office:time-value="PT983462H10M19.000S" table:style-name="ce9">
            <text:p>14:10:1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" table:style-name="ce1">
            <text:p>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5189" table:style-name="ce1">
            <text:p>-5189</text:p>
          </table:table-cell>
          <table:table-cell office:value-type="float" office:value="0" table:style-name="ce1">
            <text:p>0</text:p>
          </table:table-cell>
          <table:table-cell office:value-type="float" office:value="4326" table:style-name="ce1">
            <text:p>43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4882" table:style-name="ce1">
            <text:p>-1948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50" table:style-name="ce1">
            <text:p>50</text:p>
          </table:table-cell>
          <table:table-cell table:number-columns-repeated="16346"/>
        </table:table-row>
        <table:table-row table:style-name="ro1">
          <table:table-cell office:value-type="time" office:time-value="PT983462H10M49.000S" table:style-name="ce9">
            <text:p>14:10:4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6" table:style-name="ce1">
            <text:p>6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4500" table:style-name="ce1">
            <text:p>4500</text:p>
          </table:table-cell>
          <table:table-cell office:value-type="float" office:value="0" table:style-name="ce1">
            <text:p>0</text:p>
          </table:table-cell>
          <table:table-cell office:value-type="float" office:value="-8268" table:style-name="ce1">
            <text:p>-82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46"/>
        </table:table-row>
        <table:table-row table:style-name="ro1">
          <table:table-cell office:value-type="time" office:time-value="PT983462H11M19.000S" table:style-name="ce9">
            <text:p>14:11:1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2" table:style-name="ce1">
            <text:p>162</text:p>
          </table:table-cell>
          <table:table-cell office:value-type="float" office:value="0" table:style-name="ce1">
            <text:p>0</text:p>
          </table:table-cell>
          <table:table-cell office:value-type="float" office:value="7280" table:style-name="ce1">
            <text:p>72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table:number-columns-repeated="16346"/>
        </table:table-row>
        <table:table-row table:style-name="ro1">
          <table:table-cell office:value-type="time" office:time-value="PT983462H11M49.000S" table:style-name="ce9">
            <text:p>14:11:4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-7622" table:style-name="ce1">
            <text:p>-76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-55" table:style-name="ce1">
            <text:p>-55</text:p>
          </table:table-cell>
          <table:table-cell table:number-columns-repeated="16346"/>
        </table:table-row>
        <table:table-row table:style-name="ro1">
          <table:table-cell office:value-type="time" office:time-value="PT983462H12M19.000S" table:style-name="ce9">
            <text:p>14:12:1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1" table:style-name="ce1">
            <text:p>3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office:value-type="float" office:value="4199" table:style-name="ce1">
            <text:p>41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9" table:style-name="ce1">
            <text:p>9</text:p>
          </table:table-cell>
          <table:table-cell table:number-columns-repeated="16346"/>
        </table:table-row>
        <table:table-row table:style-name="ro1">
          <table:table-cell office:value-type="time" office:time-value="PT983462H12M49.000S" table:style-name="ce9">
            <text:p>14:12:4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2" table:style-name="ce1">
            <text:p>9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office:value-type="float" office:value="-4141" table:style-name="ce1">
            <text:p>-41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42" table:style-name="ce1">
            <text:p>42</text:p>
          </table:table-cell>
          <table:table-cell table:number-columns-repeated="16346"/>
        </table:table-row>
        <table:table-row table:style-name="ro1">
          <table:table-cell office:value-type="time" office:time-value="PT983462H13M19.000S" table:style-name="ce9">
            <text:p>14:13:1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-910" table:style-name="ce1">
            <text:p>-9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-2" table:style-name="ce1">
            <text:p>-2</text:p>
          </table:table-cell>
          <table:table-cell table:number-columns-repeated="16346"/>
        </table:table-row>
        <table:table-row table:number-rows-repeated="1048567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4H9M49.000S" table:style-name="ce9">
            <text:p>14:09:49</text:p>
          </table:table-cell>
          <table:table-cell office:value-type="date" office:date-value="2012-03-09T00:00:00" table:style-name="ce3">
            <text:p>09-Mar-12</text:p>
          </table:table-cell>
          <table:table-cell office:value-type="time" office:time-value="PT983462H9M49.000S" table:style-name="ce10">
            <text:p>14: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4H10M19.000S" table:style-name="ce9">
            <text:p>14:10:19</text:p>
          </table:table-cell>
          <table:table-cell office:value-type="date" office:date-value="2012-03-09T00:00:00" table:style-name="ce3">
            <text:p>09-Mar-12</text:p>
          </table:table-cell>
          <table:table-cell office:value-type="time" office:time-value="PT983462H10M19.000S" table:style-name="ce10">
            <text:p>14: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4H10M49.000S" table:style-name="ce9">
            <text:p>14:10:49</text:p>
          </table:table-cell>
          <table:table-cell office:value-type="date" office:date-value="2012-03-09T00:00:00" table:style-name="ce3">
            <text:p>09-Mar-12</text:p>
          </table:table-cell>
          <table:table-cell office:value-type="time" office:time-value="PT983462H10M49.000S" table:style-name="ce10">
            <text:p>14: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4H11M19.000S" table:style-name="ce9">
            <text:p>14:11:19</text:p>
          </table:table-cell>
          <table:table-cell office:value-type="date" office:date-value="2012-03-09T00:00:00" table:style-name="ce3">
            <text:p>09-Mar-12</text:p>
          </table:table-cell>
          <table:table-cell office:value-type="time" office:time-value="PT983462H11M19.000S" table:style-name="ce10">
            <text:p>14: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4H11M49.000S" table:style-name="ce9">
            <text:p>14:11:49</text:p>
          </table:table-cell>
          <table:table-cell office:value-type="date" office:date-value="2012-03-09T00:00:00" table:style-name="ce3">
            <text:p>09-Mar-12</text:p>
          </table:table-cell>
          <table:table-cell office:value-type="time" office:time-value="PT983462H11M49.000S" table:style-name="ce10">
            <text:p>14: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4H12M19.000S" table:style-name="ce9">
            <text:p>14:12:19</text:p>
          </table:table-cell>
          <table:table-cell office:value-type="date" office:date-value="2012-03-09T00:00:00" table:style-name="ce3">
            <text:p>09-Mar-12</text:p>
          </table:table-cell>
          <table:table-cell office:value-type="time" office:time-value="PT983462H12M19.000S" table:style-name="ce10">
            <text:p>14: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4H12M49.000S" table:style-name="ce9">
            <text:p>14:12:49</text:p>
          </table:table-cell>
          <table:table-cell office:value-type="date" office:date-value="2012-03-09T00:00:00" table:style-name="ce3">
            <text:p>09-Mar-12</text:p>
          </table:table-cell>
          <table:table-cell office:value-type="time" office:time-value="PT983462H12M49.000S" table:style-name="ce10">
            <text:p>14: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8</text:p>
          </table:table-cell>
          <table:table-cell office:value-type="time" office:time-value="PT14H13M19.000S" table:style-name="ce9">
            <text:p>14:13:19</text:p>
          </table:table-cell>
          <table:table-cell office:value-type="date" office:date-value="2012-03-09T00:00:00" table:style-name="ce3">
            <text:p>09-Mar-12</text:p>
          </table:table-cell>
          <table:table-cell office:value-type="time" office:time-value="PT983462H13M19.000S" table:style-name="ce10">
            <text:p>14:13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2.09722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462H9M49.000S" table:style-name="ce9">
            <text:p>14:09:49</text:p>
          </table:table-cell>
          <table:table-cell office:value-type="float" office:value="10.9" table:style-name="ce1">
            <text:p>10.9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float" office:value="87.6" table:style-name="ce1">
            <text:p>87.6</text:p>
          </table:table-cell>
          <table:table-cell office:value-type="float" office:value="12.1" table:style-name="ce1">
            <text:p>12.1</text:p>
          </table:table-cell>
          <table:table-cell table:number-columns-repeated="16378"/>
        </table:table-row>
        <table:table-row table:style-name="ro1">
          <table:table-cell office:value-type="time" office:time-value="PT983462H10M19.000S" table:style-name="ce9">
            <text:p>14:10:19</text:p>
          </table:table-cell>
          <table:table-cell office:value-type="float" office:value="60.9" table:style-name="ce1">
            <text:p>60.9</text:p>
          </table:table-cell>
          <table:table-cell office:value-type="float" office:value="7.1" table:style-name="ce1">
            <text:p>7.1</text:p>
          </table:table-cell>
          <table:table-cell office:value-type="float" office:value="0" table:style-name="ce1">
            <text:p>0</text:p>
          </table:table-cell>
          <table:table-cell office:value-type="float" office:value="32.1" table:style-name="ce1">
            <text:p>32.1</text:p>
          </table:table-cell>
          <table:table-cell office:value-type="float" office:value="68" table:style-name="ce1">
            <text:p>68</text:p>
          </table:table-cell>
          <table:table-cell table:number-columns-repeated="16378"/>
        </table:table-row>
        <table:table-row table:style-name="ro1">
          <table:table-cell office:value-type="time" office:time-value="PT983462H10M49.000S" table:style-name="ce9">
            <text:p>14:10:49</text:p>
          </table:table-cell>
          <table:table-cell office:value-type="float" office:value="57.6" table:style-name="ce1">
            <text:p>57.6</text:p>
          </table:table-cell>
          <table:table-cell office:value-type="float" office:value="2.6" table:style-name="ce1">
            <text:p>2.6</text:p>
          </table:table-cell>
          <table:table-cell office:value-type="float" office:value="0.1" table:style-name="ce1">
            <text:p>0.1</text:p>
          </table:table-cell>
          <table:table-cell office:value-type="float" office:value="39.700000000000003" table:style-name="ce1">
            <text:p>39.7</text:p>
          </table:table-cell>
          <table:table-cell office:value-type="float" office:value="60.2" table:style-name="ce1">
            <text:p>60.2</text:p>
          </table:table-cell>
          <table:table-cell table:number-columns-repeated="16378"/>
        </table:table-row>
        <table:table-row table:style-name="ro1">
          <table:table-cell office:value-type="time" office:time-value="PT983462H11M19.000S" table:style-name="ce9">
            <text:p>14:11:19</text:p>
          </table:table-cell>
          <table:table-cell office:value-type="float" office:value="70.3" table:style-name="ce1">
            <text:p>70.3</text:p>
          </table:table-cell>
          <table:table-cell office:value-type="float" office:value="5.3" table:style-name="ce1">
            <text:p>5.3</text:p>
          </table:table-cell>
          <table:table-cell office:value-type="float" office:value="0" table:style-name="ce1">
            <text:p>0</text:p>
          </table:table-cell>
          <table:table-cell office:value-type="float" office:value="24.4" table:style-name="ce1">
            <text:p>24.4</text:p>
          </table:table-cell>
          <table:table-cell office:value-type="float" office:value="75.599999999999994" table:style-name="ce1">
            <text:p>75.6</text:p>
          </table:table-cell>
          <table:table-cell table:number-columns-repeated="16378"/>
        </table:table-row>
        <table:table-row table:style-name="ro1">
          <table:table-cell office:value-type="time" office:time-value="PT983462H11M49.000S" table:style-name="ce9">
            <text:p>14:11:49</text:p>
          </table:table-cell>
          <table:table-cell office:value-type="float" office:value="77.2" table:style-name="ce1">
            <text:p>77.2</text:p>
          </table:table-cell>
          <table:table-cell office:value-type="float" office:value="6.2" table:style-name="ce1">
            <text:p>6.2</text:p>
          </table:table-cell>
          <table:table-cell office:value-type="float" office:value="0" table:style-name="ce1">
            <text:p>0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83.4" table:style-name="ce1">
            <text:p>83.4</text:p>
          </table:table-cell>
          <table:table-cell table:number-columns-repeated="16378"/>
        </table:table-row>
        <table:table-row table:style-name="ro1">
          <table:table-cell office:value-type="time" office:time-value="PT983462H12M19.000S" table:style-name="ce9">
            <text:p>14:12:19</text:p>
          </table:table-cell>
          <table:table-cell office:value-type="float" office:value="62.3" table:style-name="ce1">
            <text:p>62.3</text:p>
          </table:table-cell>
          <table:table-cell office:value-type="float" office:value="5.8" table:style-name="ce1">
            <text:p>5.8</text:p>
          </table:table-cell>
          <table:table-cell office:value-type="float" office:value="0" table:style-name="ce1">
            <text:p>0</text:p>
          </table:table-cell>
          <table:table-cell office:value-type="float" office:value="31.9" table:style-name="ce1">
            <text:p>31.9</text:p>
          </table:table-cell>
          <table:table-cell office:value-type="float" office:value="68.099999999999994" table:style-name="ce1">
            <text:p>68.1</text:p>
          </table:table-cell>
          <table:table-cell table:number-columns-repeated="16378"/>
        </table:table-row>
        <table:table-row table:style-name="ro1">
          <table:table-cell office:value-type="time" office:time-value="PT983462H12M49.000S" table:style-name="ce9">
            <text:p>14:12:49</text:p>
          </table:table-cell>
          <table:table-cell office:value-type="float" office:value="52.6" table:style-name="ce1">
            <text:p>52.6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43.2" table:style-name="ce1">
            <text:p>43.2</text:p>
          </table:table-cell>
          <table:table-cell office:value-type="float" office:value="56.800000000000004" table:style-name="ce1">
            <text:p>56.8</text:p>
          </table:table-cell>
          <table:table-cell table:number-columns-repeated="16378"/>
        </table:table-row>
        <table:table-row table:style-name="ro1">
          <table:table-cell office:value-type="time" office:time-value="PT983462H13M19.000S" table:style-name="ce9">
            <text:p>14:13:19</text:p>
          </table:table-cell>
          <table:table-cell office:value-type="float" office:value="13.5" table:style-name="ce1">
            <text:p>13.5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85.8" table:style-name="ce1">
            <text:p>85.8</text:p>
          </table:table-cell>
          <table:table-cell office:value-type="float" office:value="14.2" table:style-name="ce1">
            <text:p>14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0.662500000000001" table:style-name="ce1">
            <text:p>50.6625</text:p>
          </table:table-cell>
          <table:table-cell office:value-type="float" office:value="4.1375000000000002" table:style-name="ce1">
            <text:p>4.1375</text:p>
          </table:table-cell>
          <table:table-cell office:value-type="float" office:value="3.7500000000000006E-2" table:style-name="ce1">
            <text:p>0.0375</text:p>
          </table:table-cell>
          <table:table-cell office:value-type="float" office:value="45.162500000000001" table:style-name="ce1">
            <text:p>45.1625</text:p>
          </table:table-cell>
          <table:table-cell office:value-type="float" office:value="54.8" table:style-name="ce1">
            <text:p>54.8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2.09722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462H9M49.000S" table:style-name="ce9">
            <text:p>14:09:49</text:p>
          </table:table-cell>
          <table:table-cell office:value-type="float" office:value="10.6" table:style-name="ce1">
            <text:p>10.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3" table:style-name="ce1">
            <text:p>0.3</text:p>
          </table:table-cell>
          <table:table-cell office:value-type="float" office:value="88.1" table:style-name="ce1">
            <text:p>88.1</text:p>
          </table:table-cell>
          <table:table-cell office:value-type="float" office:value="11.7" table:style-name="ce1">
            <text:p>11.7</text:p>
          </table:table-cell>
          <table:table-cell table:number-columns-repeated="16378"/>
        </table:table-row>
        <table:table-row table:style-name="ro1">
          <table:table-cell office:value-type="time" office:time-value="PT983462H10M19.000S" table:style-name="ce9">
            <text:p>14:10:19</text:p>
          </table:table-cell>
          <table:table-cell office:value-type="float" office:value="55.7" table:style-name="ce1">
            <text:p>55.7</text:p>
          </table:table-cell>
          <table:table-cell office:value-type="float" office:value="6.9" table:style-name="ce1">
            <text:p>6.9</text:p>
          </table:table-cell>
          <table:table-cell office:value-type="float" office:value="0" table:style-name="ce1">
            <text:p>0</text:p>
          </table:table-cell>
          <table:table-cell office:value-type="float" office:value="37.5" table:style-name="ce1">
            <text:p>37.5</text:p>
          </table:table-cell>
          <table:table-cell office:value-type="float" office:value="62.6" table:style-name="ce1">
            <text:p>62.6</text:p>
          </table:table-cell>
          <table:table-cell table:number-columns-repeated="16378"/>
        </table:table-row>
        <table:table-row table:style-name="ro1">
          <table:table-cell office:value-type="time" office:time-value="PT983462H10M49.000S" table:style-name="ce9">
            <text:p>14:10:49</text:p>
          </table:table-cell>
          <table:table-cell office:value-type="float" office:value="58.5" table:style-name="ce1">
            <text:p>58.5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39.4" table:style-name="ce1">
            <text:p>39.4</text:p>
          </table:table-cell>
          <table:table-cell office:value-type="float" office:value="60.6" table:style-name="ce1">
            <text:p>60.6</text:p>
          </table:table-cell>
          <table:table-cell table:number-columns-repeated="16378"/>
        </table:table-row>
        <table:table-row table:style-name="ro1">
          <table:table-cell office:value-type="time" office:time-value="PT983462H11M19.000S" table:style-name="ce9">
            <text:p>14:11:19</text:p>
          </table:table-cell>
          <table:table-cell office:value-type="float" office:value="73.099999999999994" table:style-name="ce1">
            <text:p>73.1</text:p>
          </table:table-cell>
          <table:table-cell office:value-type="float" office:value="5.5" table:style-name="ce1">
            <text:p>5.5</text:p>
          </table:table-cell>
          <table:table-cell office:value-type="float" office:value="0" table:style-name="ce1">
            <text:p>0</text:p>
          </table:table-cell>
          <table:table-cell office:value-type="float" office:value="21.4" table:style-name="ce1">
            <text:p>21.4</text:p>
          </table:table-cell>
          <table:table-cell office:value-type="float" office:value="78.599999999999994" table:style-name="ce1">
            <text:p>78.6</text:p>
          </table:table-cell>
          <table:table-cell table:number-columns-repeated="16378"/>
        </table:table-row>
        <table:table-row table:style-name="ro1">
          <table:table-cell office:value-type="time" office:time-value="PT983462H11M49.000S" table:style-name="ce9">
            <text:p>14:11:49</text:p>
          </table:table-cell>
          <table:table-cell office:value-type="float" office:value="76.2" table:style-name="ce1">
            <text:p>76.2</text:p>
          </table:table-cell>
          <table:table-cell office:value-type="float" office:value="5.8" table:style-name="ce1">
            <text:p>5.8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82" table:style-name="ce1">
            <text:p>82</text:p>
          </table:table-cell>
          <table:table-cell table:number-columns-repeated="16378"/>
        </table:table-row>
        <table:table-row table:style-name="ro1">
          <table:table-cell office:value-type="time" office:time-value="PT983462H12M19.000S" table:style-name="ce9">
            <text:p>14:12:19</text:p>
          </table:table-cell>
          <table:table-cell office:value-type="float" office:value="59.5" table:style-name="ce1">
            <text:p>59.5</text:p>
          </table:table-cell>
          <table:table-cell office:value-type="float" office:value="5.2" table:style-name="ce1">
            <text:p>5.2</text:p>
          </table:table-cell>
          <table:table-cell office:value-type="float" office:value="0" table:style-name="ce1">
            <text:p>0</text:p>
          </table:table-cell>
          <table:table-cell office:value-type="float" office:value="35.4" table:style-name="ce1">
            <text:p>35.4</text:p>
          </table:table-cell>
          <table:table-cell office:value-type="float" office:value="64.7" table:style-name="ce1">
            <text:p>64.7</text:p>
          </table:table-cell>
          <table:table-cell table:number-columns-repeated="16378"/>
        </table:table-row>
        <table:table-row table:style-name="ro1">
          <table:table-cell office:value-type="time" office:time-value="PT983462H12M49.000S" table:style-name="ce9">
            <text:p>14:12:49</text:p>
          </table:table-cell>
          <table:table-cell office:value-type="float" office:value="53" table:style-name="ce1">
            <text:p>53</text:p>
          </table:table-cell>
          <table:table-cell office:value-type="float" office:value="3.5" table:style-name="ce1">
            <text:p>3.5</text:p>
          </table:table-cell>
          <table:table-cell office:value-type="float" office:value="0" table:style-name="ce1">
            <text:p>0</text:p>
          </table:table-cell>
          <table:table-cell office:value-type="float" office:value="43.5" table:style-name="ce1">
            <text:p>43.5</text:p>
          </table:table-cell>
          <table:table-cell office:value-type="float" office:value="56.5" table:style-name="ce1">
            <text:p>56.5</text:p>
          </table:table-cell>
          <table:table-cell table:number-columns-repeated="16378"/>
        </table:table-row>
        <table:table-row table:style-name="ro1">
          <table:table-cell office:value-type="time" office:time-value="PT983462H13M19.000S" table:style-name="ce9">
            <text:p>14:13:19</text:p>
          </table:table-cell>
          <table:table-cell office:value-type="float" office:value="21.1" table:style-name="ce1">
            <text:p>21.1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float" office:value="77.3" table:style-name="ce1">
            <text:p>77.3</text:p>
          </table:table-cell>
          <table:table-cell office:value-type="float" office:value="22.5" table:style-name="ce1">
            <text:p>22.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0.962499999999999" table:style-name="ce1">
            <text:p>50.9625</text:p>
          </table:table-cell>
          <table:table-cell office:value-type="float" office:value="3.9374999999999996" table:style-name="ce1">
            <text:p>3.9375</text:p>
          </table:table-cell>
          <table:table-cell office:value-type="float" office:value="6.25E-2" table:style-name="ce1">
            <text:p>0.0625</text:p>
          </table:table-cell>
          <table:table-cell office:value-type="float" office:value="45.075000000000003" table:style-name="ce1">
            <text:p>45.075</text:p>
          </table:table-cell>
          <table:table-cell office:value-type="float" office:value="54.9" table:style-name="ce1">
            <text:p>54.9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2.09722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462H9M49.000S" table:style-name="ce9">
            <text:p>14:09:49</text:p>
          </table:table-cell>
          <table:table-cell office:value-type="float" office:value="11.1" table:style-name="ce1">
            <text:p>11.1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office:value-type="float" office:value="87.8" table:style-name="ce1">
            <text:p>87.8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time" office:time-value="PT983462H10M19.000S" table:style-name="ce9">
            <text:p>14:10:19</text:p>
          </table:table-cell>
          <table:table-cell office:value-type="float" office:value="58.1" table:style-name="ce1">
            <text:p>58.1</text:p>
          </table:table-cell>
          <table:table-cell office:value-type="float" office:value="6.2" table:style-name="ce1">
            <text:p>6.2</text:p>
          </table:table-cell>
          <table:table-cell office:value-type="float" office:value="0" table:style-name="ce1">
            <text:p>0</text:p>
          </table:table-cell>
          <table:table-cell office:value-type="float" office:value="35.700000000000003" table:style-name="ce1">
            <text:p>35.7</text:p>
          </table:table-cell>
          <table:table-cell office:value-type="float" office:value="64.3" table:style-name="ce1">
            <text:p>64.3</text:p>
          </table:table-cell>
          <table:table-cell table:number-columns-repeated="16378"/>
        </table:table-row>
        <table:table-row table:style-name="ro1">
          <table:table-cell office:value-type="time" office:time-value="PT983462H10M49.000S" table:style-name="ce9">
            <text:p>14:10:49</text:p>
          </table:table-cell>
          <table:table-cell office:value-type="float" office:value="54.6" table:style-name="ce1">
            <text:p>54.6</text:p>
          </table:table-cell>
          <table:table-cell office:value-type="float" office:value="2.6" table:style-name="ce1">
            <text:p>2.6</text:p>
          </table:table-cell>
          <table:table-cell office:value-type="float" office:value="0" table:style-name="ce1">
            <text:p>0</text:p>
          </table:table-cell>
          <table:table-cell office:value-type="float" office:value="42.8" table:style-name="ce1">
            <text:p>42.8</text:p>
          </table:table-cell>
          <table:table-cell office:value-type="float" office:value="57.2" table:style-name="ce1">
            <text:p>57.2</text:p>
          </table:table-cell>
          <table:table-cell table:number-columns-repeated="16378"/>
        </table:table-row>
        <table:table-row table:style-name="ro1">
          <table:table-cell office:value-type="time" office:time-value="PT983462H11M19.000S" table:style-name="ce9">
            <text:p>14:11:19</text:p>
          </table:table-cell>
          <table:table-cell office:value-type="float" office:value="70.7" table:style-name="ce1">
            <text:p>70.7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23.7" table:style-name="ce1">
            <text:p>23.7</text:p>
          </table:table-cell>
          <table:table-cell office:value-type="float" office:value="76.3" table:style-name="ce1">
            <text:p>76.3</text:p>
          </table:table-cell>
          <table:table-cell table:number-columns-repeated="16378"/>
        </table:table-row>
        <table:table-row table:style-name="ro1">
          <table:table-cell office:value-type="time" office:time-value="PT983462H11M49.000S" table:style-name="ce9">
            <text:p>14:11:49</text:p>
          </table:table-cell>
          <table:table-cell office:value-type="float" office:value="74.7" table:style-name="ce1">
            <text:p>74.7</text:p>
          </table:table-cell>
          <table:table-cell office:value-type="float" office:value="5.7" table:style-name="ce1">
            <text:p>5.7</text:p>
          </table:table-cell>
          <table:table-cell office:value-type="float" office:value="0.1" table:style-name="ce1">
            <text:p>0.1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80.400000000000006" table:style-name="ce1">
            <text:p>80.4</text:p>
          </table:table-cell>
          <table:table-cell table:number-columns-repeated="16378"/>
        </table:table-row>
        <table:table-row table:style-name="ro1">
          <table:table-cell office:value-type="time" office:time-value="PT983462H12M19.000S" table:style-name="ce9">
            <text:p>14:12:19</text:p>
          </table:table-cell>
          <table:table-cell office:value-type="float" office:value="62.7" table:style-name="ce1">
            <text:p>62.7</text:p>
          </table:table-cell>
          <table:table-cell office:value-type="float" office:value="6.7" table:style-name="ce1">
            <text:p>6.7</text:p>
          </table:table-cell>
          <table:table-cell office:value-type="float" office:value="0" table:style-name="ce1">
            <text:p>0</text:p>
          </table:table-cell>
          <table:table-cell office:value-type="float" office:value="30.6" table:style-name="ce1">
            <text:p>30.6</text:p>
          </table:table-cell>
          <table:table-cell office:value-type="float" office:value="69.400000000000006" table:style-name="ce1">
            <text:p>69.4</text:p>
          </table:table-cell>
          <table:table-cell table:number-columns-repeated="16378"/>
        </table:table-row>
        <table:table-row table:style-name="ro1">
          <table:table-cell office:value-type="time" office:time-value="PT983462H12M49.000S" table:style-name="ce9">
            <text:p>14:12:49</text:p>
          </table:table-cell>
          <table:table-cell office:value-type="float" office:value="52.7" table:style-name="ce1">
            <text:p>52.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4.3" table:style-name="ce1">
            <text:p>44.3</text:p>
          </table:table-cell>
          <table:table-cell office:value-type="float" office:value="55.7" table:style-name="ce1">
            <text:p>55.7</text:p>
          </table:table-cell>
          <table:table-cell table:number-columns-repeated="16378"/>
        </table:table-row>
        <table:table-row table:style-name="ro1">
          <table:table-cell office:value-type="time" office:time-value="PT983462H13M19.000S" table:style-name="ce9">
            <text:p>14:13:19</text:p>
          </table:table-cell>
          <table:table-cell office:value-type="float" office:value="16.5" table:style-name="ce1">
            <text:p>16.5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82.6" table:style-name="ce1">
            <text:p>82.6</text:p>
          </table:table-cell>
          <table:table-cell office:value-type="float" office:value="17.399999999999999" table:style-name="ce1">
            <text:p>17.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0.137499999999996" table:style-name="ce1">
            <text:p>50.1375</text:p>
          </table:table-cell>
          <table:table-cell office:value-type="float" office:value="3.9499999999999997" table:style-name="ce1">
            <text:p>3.95</text:p>
          </table:table-cell>
          <table:table-cell office:value-type="float" office:value="3.7500000000000006E-2" table:style-name="ce1">
            <text:p>0.0375</text:p>
          </table:table-cell>
          <table:table-cell office:value-type="float" office:value="45.887500000000003" table:style-name="ce1">
            <text:p>45.8875</text:p>
          </table:table-cell>
          <table:table-cell office:value-type="float" office:value="54.087499999999999" table:style-name="ce1">
            <text:p>54.0875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2.09722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462H9M49.000S" table:style-name="ce9">
            <text:p>14:09:49</text:p>
          </table:table-cell>
          <table:table-cell office:value-type="float" office:value="9.4" table:style-name="ce1">
            <text:p>9.4</text:p>
          </table:table-cell>
          <table:table-cell office:value-type="float" office:value="0.9" table:style-name="ce1">
            <text:p>0.9</text:p>
          </table:table-cell>
          <table:table-cell office:value-type="float" office:value="0.5" table:style-name="ce1">
            <text:p>0.5</text:p>
          </table:table-cell>
          <table:table-cell office:value-type="float" office:value="89.2" table:style-name="ce1">
            <text:p>89.2</text:p>
          </table:table-cell>
          <table:table-cell office:value-type="float" office:value="10.3" table:style-name="ce1">
            <text:p>10.3</text:p>
          </table:table-cell>
          <table:table-cell table:number-columns-repeated="16378"/>
        </table:table-row>
        <table:table-row table:style-name="ro1">
          <table:table-cell office:value-type="time" office:time-value="PT983462H10M19.000S" table:style-name="ce9">
            <text:p>14:10:19</text:p>
          </table:table-cell>
          <table:table-cell office:value-type="float" office:value="57.1" table:style-name="ce1">
            <text:p>57.1</text:p>
          </table:table-cell>
          <table:table-cell office:value-type="float" office:value="6.9" table:style-name="ce1">
            <text:p>6.9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64" table:style-name="ce1">
            <text:p>64</text:p>
          </table:table-cell>
          <table:table-cell table:number-columns-repeated="16378"/>
        </table:table-row>
        <table:table-row table:style-name="ro1">
          <table:table-cell office:value-type="time" office:time-value="PT983462H10M49.000S" table:style-name="ce9">
            <text:p>14:10:49</text:p>
          </table:table-cell>
          <table:table-cell office:value-type="float" office:value="55" table:style-name="ce1">
            <text:p>55</text:p>
          </table:table-cell>
          <table:table-cell office:value-type="float" office:value="2.7" table:style-name="ce1">
            <text:p>2.7</text:p>
          </table:table-cell>
          <table:table-cell office:value-type="float" office:value="0.3" table:style-name="ce1">
            <text:p>0.3</text:p>
          </table:table-cell>
          <table:table-cell office:value-type="float" office:value="42" table:style-name="ce1">
            <text:p>42</text:p>
          </table:table-cell>
          <table:table-cell office:value-type="float" office:value="57.7" table:style-name="ce1">
            <text:p>57.7</text:p>
          </table:table-cell>
          <table:table-cell table:number-columns-repeated="16378"/>
        </table:table-row>
        <table:table-row table:style-name="ro1">
          <table:table-cell office:value-type="time" office:time-value="PT983462H11M19.000S" table:style-name="ce9">
            <text:p>14:11:19</text:p>
          </table:table-cell>
          <table:table-cell office:value-type="float" office:value="68.3" table:style-name="ce1">
            <text:p>68.3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.2" table:style-name="ce1">
            <text:p>0.2</text:p>
          </table:table-cell>
          <table:table-cell office:value-type="float" office:value="26.4" table:style-name="ce1">
            <text:p>26.4</text:p>
          </table:table-cell>
          <table:table-cell office:value-type="float" office:value="73.399999999999991" table:style-name="ce1">
            <text:p>73.4</text:p>
          </table:table-cell>
          <table:table-cell table:number-columns-repeated="16378"/>
        </table:table-row>
        <table:table-row table:style-name="ro1">
          <table:table-cell office:value-type="time" office:time-value="PT983462H11M49.000S" table:style-name="ce9">
            <text:p>14:11:49</text:p>
          </table:table-cell>
          <table:table-cell office:value-type="float" office:value="72.8" table:style-name="ce1">
            <text:p>72.8</text:p>
          </table:table-cell>
          <table:table-cell office:value-type="float" office:value="6.8" table:style-name="ce1">
            <text:p>6.8</text:p>
          </table:table-cell>
          <table:table-cell office:value-type="float" office:value="0" table:style-name="ce1">
            <text:p>0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79.599999999999994" table:style-name="ce1">
            <text:p>79.6</text:p>
          </table:table-cell>
          <table:table-cell table:number-columns-repeated="16378"/>
        </table:table-row>
        <table:table-row table:style-name="ro1">
          <table:table-cell office:value-type="time" office:time-value="PT983462H12M19.000S" table:style-name="ce9">
            <text:p>14:12:19</text:p>
          </table:table-cell>
          <table:table-cell office:value-type="float" office:value="63.8" table:style-name="ce1">
            <text:p>63.8</text:p>
          </table:table-cell>
          <table:table-cell office:value-type="float" office:value="5.8" table:style-name="ce1">
            <text:p>5.8</text:p>
          </table:table-cell>
          <table:table-cell office:value-type="float" office:value="0.1" table:style-name="ce1">
            <text:p>0.1</text:p>
          </table:table-cell>
          <table:table-cell office:value-type="float" office:value="30.3" table:style-name="ce1">
            <text:p>30.3</text:p>
          </table:table-cell>
          <table:table-cell office:value-type="float" office:value="69.599999999999994" table:style-name="ce1">
            <text:p>69.6</text:p>
          </table:table-cell>
          <table:table-cell table:number-columns-repeated="16378"/>
        </table:table-row>
        <table:table-row table:style-name="ro1">
          <table:table-cell office:value-type="time" office:time-value="PT983462H12M49.000S" table:style-name="ce9">
            <text:p>14:12:49</text:p>
          </table:table-cell>
          <table:table-cell office:value-type="float" office:value="56.3" table:style-name="ce1">
            <text:p>56.3</text:p>
          </table:table-cell>
          <table:table-cell office:value-type="float" office:value="3.3" table:style-name="ce1">
            <text:p>3.3</text:p>
          </table:table-cell>
          <table:table-cell office:value-type="float" office:value="0.2" table:style-name="ce1">
            <text:p>0.2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59.599999999999994" table:style-name="ce1">
            <text:p>59.6</text:p>
          </table:table-cell>
          <table:table-cell table:number-columns-repeated="16378"/>
        </table:table-row>
        <table:table-row table:style-name="ro1">
          <table:table-cell office:value-type="time" office:time-value="PT983462H13M19.000S" table:style-name="ce9">
            <text:p>14:13:19</text:p>
          </table:table-cell>
          <table:table-cell office:value-type="float" office:value="16.2" table:style-name="ce1">
            <text:p>16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float" office:value="82.7" table:style-name="ce1">
            <text:p>82.7</text:p>
          </table:table-cell>
          <table:table-cell office:value-type="float" office:value="17.3" table:style-name="ce1">
            <text:p>17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9.862500000000004" table:style-name="ce1">
            <text:p>49.8625</text:p>
          </table:table-cell>
          <table:table-cell office:value-type="float" office:value="4.0750000000000002" table:style-name="ce1">
            <text:p>4.075</text:p>
          </table:table-cell>
          <table:table-cell office:value-type="float" office:value="0.17500000000000002" table:style-name="ce1">
            <text:p>0.175</text:p>
          </table:table-cell>
          <table:table-cell office:value-type="float" office:value="45.9" table:style-name="ce1">
            <text:p>45.9</text:p>
          </table:table-cell>
          <table:table-cell office:value-type="float" office:value="53.937500000000007" table:style-name="ce1">
            <text:p>53.9375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4" table:contains-header="false" table:orientation="column">
          <table:sort>
            <table:sort-by table:field-number="13" table:order="descending"/>
          </table:sort>
        </table:database-range>
        <table:database-range table:target-range-address="DISKBUSY.B1:DISKBUSY.E14" table:contains-header="false" table:orientation="column">
          <table:sort>
            <table:sort-by table:field-number="13" table:order="descending"/>
          </table:sort>
        </table:database-range>
        <table:database-range table:target-range-address="DISKREAD.B1:DISKREAD.E14" table:contains-header="false" table:orientation="column">
          <table:sort>
            <table:sort-by table:field-number="13" table:order="descending"/>
          </table:sort>
        </table:database-range>
        <table:database-range table:target-range-address="DISKWRITE.B1:DISKWRITE.E14" table:contains-header="false" table:orientation="column">
          <table:sort>
            <table:sort-by table:field-number="13" table:order="descending"/>
          </table:sort>
        </table:database-range>
        <table:database-range table:target-range-address="DISKXFER.B1:DISKXFER.E14" table:contains-header="false" table:orientation="column">
          <table:sort>
            <table:sort-by table:field-number="13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3-09T09:55:13Z</meta:creation-date>
    <dc:date>2012-03-09T09:55:2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9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9" chart:class="chart:line" chart:attached-axis="primary-y" chart:style-name="G0S0">
            <chart:data-point chart:repeated="8"/>
          </chart:series>
          <chart:series chart:values-cell-range-address="DISK_SUMM.$D$2:.$D$9" chart:class="chart:line" chart:attached-axis="secondary-y" chart:style-name="G1S0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9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9" chart:class="chart:line" chart:attached-axis="primary-y" chart:style-name="G0S0">
            <chart:data-point chart:repeated="8"/>
          </chart:series>
          <chart:series chart:label-cell-address="DISKBUSY.$C$1" chart:values-cell-range-address="DISKBUSY.$C$2:.$C$9" chart:class="chart:line" chart:attached-axis="primary-y" chart:style-name="G0S1">
            <chart:data-point chart:repeated="8"/>
          </chart:series>
          <chart:series chart:label-cell-address="DISKBUSY.$D$1" chart:values-cell-range-address="DISKBUSY.$D$2:.$D$9" chart:class="chart:line" chart:attached-axis="primary-y" chart:style-name="G0S2">
            <chart:data-point chart:repeated="8"/>
          </chart:series>
          <chart:series chart:label-cell-address="DISKBUSY.$E$1" chart:values-cell-range-address="DISKBUSY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1:.$E$11" chart:class="chart:bar" chart:attached-axis="primary-y" chart:style-name="G0S0">
            <chart:data-point chart:repeated="4"/>
          </chart:series>
          <chart:series chart:values-cell-range-address="DISKREAD.$B$12:.$E$12" chart:class="chart:bar" chart:attached-axis="primary-y" chart:style-name="G0S1">
            <chart:data-point chart:repeated="4"/>
          </chart:series>
          <chart:series chart:values-cell-range-address="DISKREAD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9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9" chart:class="chart:line" chart:attached-axis="primary-y" chart:style-name="G0S0">
            <chart:data-point chart:repeated="8"/>
          </chart:series>
          <chart:series chart:label-cell-address="DISKREAD.$C$1" chart:values-cell-range-address="DISKREAD.$C$2:.$C$9" chart:class="chart:line" chart:attached-axis="primary-y" chart:style-name="G0S1">
            <chart:data-point chart:repeated="8"/>
          </chart:series>
          <chart:series chart:label-cell-address="DISKREAD.$D$1" chart:values-cell-range-address="DISKREAD.$D$2:.$D$9" chart:class="chart:line" chart:attached-axis="primary-y" chart:style-name="G0S2">
            <chart:data-point chart:repeated="8"/>
          </chart:series>
          <chart:series chart:label-cell-address="DISKREAD.$E$1" chart:values-cell-range-address="DISKREAD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1:.$E$11" chart:class="chart:bar" chart:attached-axis="primary-y" chart:style-name="G0S0">
            <chart:data-point chart:repeated="4"/>
          </chart:series>
          <chart:series chart:values-cell-range-address="DISKWRITE.$B$12:.$E$12" chart:class="chart:bar" chart:attached-axis="primary-y" chart:style-name="G0S1">
            <chart:data-point chart:repeated="4"/>
          </chart:series>
          <chart:series chart:values-cell-range-address="DISKWRITE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9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9" chart:class="chart:line" chart:attached-axis="primary-y" chart:style-name="G0S0">
            <chart:data-point chart:repeated="8"/>
          </chart:series>
          <chart:series chart:label-cell-address="DISKWRITE.$C$1" chart:values-cell-range-address="DISKWRITE.$C$2:.$C$9" chart:class="chart:line" chart:attached-axis="primary-y" chart:style-name="G0S1">
            <chart:data-point chart:repeated="8"/>
          </chart:series>
          <chart:series chart:label-cell-address="DISKWRITE.$D$1" chart:values-cell-range-address="DISKWRITE.$D$2:.$D$9" chart:class="chart:line" chart:attached-axis="primary-y" chart:style-name="G0S2">
            <chart:data-point chart:repeated="8"/>
          </chart:series>
          <chart:series chart:label-cell-address="DISKWRITE.$E$1" chart:values-cell-range-address="DISKWRITE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1:.$E$11" chart:class="chart:bar" chart:attached-axis="primary-y" chart:style-name="G0S0">
            <chart:data-point chart:repeated="4"/>
          </chart:series>
          <chart:series chart:values-cell-range-address="DISKXFER.$B$12:.$E$12" chart:class="chart:bar" chart:attached-axis="primary-y" chart:style-name="G0S1">
            <chart:data-point chart:repeated="4"/>
          </chart:series>
          <chart:series chart:values-cell-range-address="DISKXFER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9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9" chart:class="chart:line" chart:attached-axis="primary-y" chart:style-name="G0S0">
            <chart:data-point chart:repeated="8"/>
          </chart:series>
          <chart:series chart:label-cell-address="DISKXFER.$C$1" chart:values-cell-range-address="DISKXFER.$C$2:.$C$9" chart:class="chart:line" chart:attached-axis="primary-y" chart:style-name="G0S1">
            <chart:data-point chart:repeated="8"/>
          </chart:series>
          <chart:series chart:label-cell-address="DISKXFER.$D$1" chart:values-cell-range-address="DISKXFER.$D$2:.$D$9" chart:class="chart:line" chart:attached-axis="primary-y" chart:style-name="G0S2">
            <chart:data-point chart:repeated="8"/>
          </chart:series>
          <chart:series chart:label-cell-address="DISKXFER.$E$1" chart:values-cell-range-address="DISKXFER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1" chart:values-cell-range-address="JFSFILE.$B$11:.$F$11" chart:class="chart:bar" chart:attached-axis="primary-y" chart:style-name="G0S0">
            <chart:data-point chart:repeated="5"/>
          </chart:series>
          <chart:series chart:label-cell-address="JFSFILE.$A$12" chart:values-cell-range-address="JFSFILE.$B$12:.$F$12" chart:class="chart:bar" chart:attached-axis="primary-y" chart:style-name="G0S1">
            <chart:data-point chart:repeated="5"/>
          </chart:series>
          <chart:series chart:label-cell-address="JFSFILE.$A$13" chart:values-cell-range-address="JFSFILE.$B$13:.$F$13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9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9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9"/>
          </chart:axis>
          <chart:axis chart:dimension="y" chart:name="primary-y" chart:style-name="Axs1"/>
          <chart:series chart:label-cell-address="MEM.$B$1" chart:values-cell-range-address="MEM.$B$2:.$B$9" chart:class="chart:area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9"/>
          </chart:axis>
          <chart:axis chart:dimension="y" chart:name="primary-y" chart:style-name="Axs1"/>
          <chart:series chart:label-cell-address="CPU_ALL.$B$1" chart:values-cell-range-address="CPU_ALL.$B$2:.$B$9" chart:class="chart:area" chart:attached-axis="primary-y" chart:style-name="G0S0">
            <chart:data-point chart:repeated="8"/>
          </chart:series>
          <chart:series chart:label-cell-address="CPU_ALL.$C$1" chart:values-cell-range-address="CPU_ALL.$C$2:.$C$9" chart:class="chart:area" chart:attached-axis="primary-y" chart:style-name="G0S1">
            <chart:data-point chart:repeated="8"/>
          </chart:series>
          <chart:series chart:label-cell-address="CPU_ALL.$D$1" chart:values-cell-range-address="CPU_ALL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90_Threads (KB/s) - 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9"/>
          </chart:axis>
          <chart:axis chart:dimension="y" chart:name="primary-y" chart:style-name="Axs1"/>
          <chart:series chart:label-cell-address="NET.$I$1" chart:values-cell-range-address="NET.$I$2:.$I$9" chart:class="chart:area" chart:attached-axis="primary-y" chart:style-name="G0S1">
            <chart:data-point chart:repeated="8"/>
          </chart:series>
          <chart:series chart:label-cell-address="NET.$H$1" chart:values-cell-range-address="NET.$H$2:.$H$9" chart:class="chart:area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90_Threads (KB/s)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1" chart:values-cell-range-address="NET.$B$11:.$E$11" chart:class="chart:bar" chart:attached-axis="primary-y" chart:style-name="G0S0">
            <chart:data-point chart:repeated="4"/>
          </chart:series>
          <chart:series chart:label-cell-address="NET.$A$12" chart:values-cell-range-address="NET.$B$12:.$E$12" chart:class="chart:bar" chart:attached-axis="primary-y" chart:style-name="G0S1">
            <chart:data-point chart:repeated="4"/>
          </chart:series>
          <chart:series chart:label-cell-address="NET.$A$13" chart:values-cell-range-address="NET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90_Threads (KB/s)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9"/>
          </chart:axis>
          <chart:axis chart:dimension="y" chart:name="primary-y" chart:style-name="Axs1"/>
          <chart:series chart:label-cell-address="NET.$B$1" chart:values-cell-range-address="NET.$B$2:.$B$9" chart:class="chart:area" chart:attached-axis="primary-y" chart:style-name="G0S0">
            <chart:data-point chart:repeated="8"/>
          </chart:series>
          <chart:series chart:label-cell-address="NET.$C$1" chart:values-cell-range-address="NET.$C$2:.$C$9" chart:class="chart:area" chart:attached-axis="primary-y" chart:style-name="G0S1">
            <chart:data-point chart:repeated="8"/>
          </chart:series>
          <chart:series chart:label-cell-address="NET.$D$1" chart:values-cell-range-address="NET.$D$2:.$D$9" chart:class="chart:area" chart:attached-axis="primary-y" chart:style-name="G0S2">
            <chart:data-point chart:repeated="8"/>
          </chart:series>
          <chart:series chart:label-cell-address="NET.$E$1" chart:values-cell-range-address="NET.$E$2:.$E$9" chart:class="chart:area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1" chart:values-cell-range-address="NETPACKET.$B$11:.$E$11" chart:class="chart:bar" chart:attached-axis="primary-y" chart:style-name="G0S0">
            <chart:data-point chart:repeated="4"/>
          </chart:series>
          <chart:series chart:label-cell-address="NETPACKET.$A$12" chart:values-cell-range-address="NETPACKET.$B$12:.$E$12" chart:class="chart:bar" chart:attached-axis="primary-y" chart:style-name="G0S1">
            <chart:data-point chart:repeated="4"/>
          </chart:series>
          <chart:series chart:label-cell-address="NETPACKET.$A$13" chart:values-cell-range-address="NETPACKET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9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9" chart:class="chart:line" chart:attached-axis="primary-y" chart:style-name="G0S0">
            <chart:data-point chart:repeated="8"/>
          </chart:series>
          <chart:series chart:label-cell-address="NETPACKET.$C$1" chart:values-cell-range-address="NETPACKET.$C$2:.$C$9" chart:class="chart:line" chart:attached-axis="primary-y" chart:style-name="G0S1">
            <chart:data-point chart:repeated="8"/>
          </chart:series>
          <chart:series chart:label-cell-address="NETPACKET.$D$1" chart:values-cell-range-address="NETPACKET.$D$2:.$D$9" chart:class="chart:line" chart:attached-axis="primary-y" chart:style-name="G0S2">
            <chart:data-point chart:repeated="8"/>
          </chart:series>
          <chart:series chart:label-cell-address="NETPACKET.$E$1" chart:values-cell-range-address="NETPACKET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9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9" chart:class="chart:line" chart:attached-axis="primary-y" chart:style-name="G0S0">
            <chart:data-point chart:repeated="8"/>
          </chart:series>
          <chart:series chart:label-cell-address="PROC.$C$1" chart:values-cell-range-address="PROC.$C$2:.$C$9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9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9" chart:class="chart:line" chart:attached-axis="primary-y" chart:style-name="G0S0">
            <chart:data-point chart:repeated="8"/>
          </chart:series>
          <chart:series chart:values-cell-range-address="PROC.$E$2:.$E$9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9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9" chart:class="chart:line" chart:attached-axis="primary-y" chart:style-name="G0S0">
            <chart:data-point chart:repeated="8"/>
          </chart:series>
          <chart:series chart:values-cell-range-address="PROC.$I$2:.$I$9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9"/>
          </chart:axis>
          <chart:axis chart:dimension="y" chart:name="primary-y" chart:style-name="Axs1"/>
          <chart:series chart:label-cell-address="VM.$H$1" chart:values-cell-range-address="VM.$H$2:.$H$9" chart:class="chart:area" chart:attached-axis="primary-y" chart:style-name="G0S0">
            <chart:data-point chart:repeated="8"/>
          </chart:series>
          <chart:series chart:label-cell-address="VM.$I$1" chart:values-cell-range-address="VM.$I$2:.$I$9" chart:class="chart:area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9"/>
          </chart:axis>
          <chart:axis chart:dimension="y" chart:name="primary-y" chart:style-name="Axs1"/>
          <chart:series chart:label-cell-address="VM.$J$1" chart:values-cell-range-address="VM.$J$2:.$J$9" chart:class="chart:area" chart:attached-axis="primary-y" chart:style-name="G0S0">
            <chart:data-point chart:repeated="8"/>
          </chart:series>
          <chart:series chart:label-cell-address="VM.$K$1" chart:values-cell-range-address="VM.$K$2:.$K$9" chart:class="chart:area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9"/>
          </chart:axis>
          <chart:axis chart:dimension="y" chart:name="primary-y" chart:style-name="Axs1"/>
          <chart:series chart:label-cell-address="CPU_ALL.$G$1" chart:values-cell-range-address="CPU_ALL.$G$2:.$G$9" chart:class="chart:area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9"/>
          </chart:axis>
          <chart:axis chart:dimension="y" chart:name="primary-y" chart:style-name="Axs1"/>
          <chart:series chart:label-cell-address="CPU01.$B$1" chart:values-cell-range-address="CPU01.$B$2:.$B$9" chart:class="chart:area" chart:attached-axis="primary-y" chart:style-name="G0S0">
            <chart:data-point chart:repeated="8"/>
          </chart:series>
          <chart:series chart:label-cell-address="CPU01.$C$1" chart:values-cell-range-address="CPU01.$C$2:.$C$9" chart:class="chart:area" chart:attached-axis="primary-y" chart:style-name="G0S1">
            <chart:data-point chart:repeated="8"/>
          </chart:series>
          <chart:series chart:label-cell-address="CPU01.$D$1" chart:values-cell-range-address="CPU01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9"/>
          </chart:axis>
          <chart:axis chart:dimension="y" chart:name="primary-y" chart:style-name="Axs1"/>
          <chart:series chart:label-cell-address="CPU02.$B$1" chart:values-cell-range-address="CPU02.$B$2:.$B$9" chart:class="chart:area" chart:attached-axis="primary-y" chart:style-name="G0S0">
            <chart:data-point chart:repeated="8"/>
          </chart:series>
          <chart:series chart:label-cell-address="CPU02.$C$1" chart:values-cell-range-address="CPU02.$C$2:.$C$9" chart:class="chart:area" chart:attached-axis="primary-y" chart:style-name="G0S1">
            <chart:data-point chart:repeated="8"/>
          </chart:series>
          <chart:series chart:label-cell-address="CPU02.$D$1" chart:values-cell-range-address="CPU02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9"/>
          </chart:axis>
          <chart:axis chart:dimension="y" chart:name="primary-y" chart:style-name="Axs1"/>
          <chart:series chart:label-cell-address="CPU03.$B$1" chart:values-cell-range-address="CPU03.$B$2:.$B$9" chart:class="chart:area" chart:attached-axis="primary-y" chart:style-name="G0S0">
            <chart:data-point chart:repeated="8"/>
          </chart:series>
          <chart:series chart:label-cell-address="CPU03.$C$1" chart:values-cell-range-address="CPU03.$C$2:.$C$9" chart:class="chart:area" chart:attached-axis="primary-y" chart:style-name="G0S1">
            <chart:data-point chart:repeated="8"/>
          </chart:series>
          <chart:series chart:label-cell-address="CPU03.$D$1" chart:values-cell-range-address="CPU03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9"/>
          </chart:axis>
          <chart:axis chart:dimension="y" chart:name="primary-y" chart:style-name="Axs1"/>
          <chart:series chart:label-cell-address="CPU04.$B$1" chart:values-cell-range-address="CPU04.$B$2:.$B$9" chart:class="chart:area" chart:attached-axis="primary-y" chart:style-name="G0S0">
            <chart:data-point chart:repeated="8"/>
          </chart:series>
          <chart:series chart:label-cell-address="CPU04.$C$1" chart:values-cell-range-address="CPU04.$C$2:.$C$9" chart:class="chart:area" chart:attached-axis="primary-y" chart:style-name="G0S1">
            <chart:data-point chart:repeated="8"/>
          </chart:series>
          <chart:series chart:label-cell-address="CPU04.$D$1" chart:values-cell-range-address="CPU04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90_Threads - 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9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9" chart:class="chart:area" chart:attached-axis="primary-y" chart:style-name="G0S0">
            <chart:data-point chart:repeated="8"/>
          </chart:series>
          <chart:series chart:label-cell-address="DISK_SUMM.$C$1" chart:values-cell-range-address="DISK_SUMM.$C$2:.$C$9" chart:class="chart:area" chart:attached-axis="primary-y" chart:style-name="G0S1">
            <chart:data-point chart:repeated="8"/>
          </chart:series>
          <chart:series chart:values-cell-range-address="DISK_SUMM.$D$2:.$D$9" chart:class="chart:line" chart:attached-axis="secondary-y" chart:style-name="G1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1" chart:values-cell-range-address="DISK_SUMM.$B$11:.$D$11" chart:class="chart:bar" chart:attached-axis="primary-y" chart:style-name="G0S0">
            <chart:data-point chart:repeated="3"/>
          </chart:series>
          <chart:series chart:label-cell-address="DISK_SUMM.$A$12" chart:values-cell-range-address="DISK_SUMM.$B$12:.$D$12" chart:class="chart:bar" chart:attached-axis="primary-y" chart:style-name="G0S1">
            <chart:data-point chart:repeated="3"/>
          </chart:series>
          <chart:series chart:label-cell-address="DISK_SUMM.$A$13" chart:values-cell-range-address="DISK_SUMM.$B$13:.$D$13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90_Threads (Kbytes)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1:.$E$11" chart:class="chart:bar" chart:attached-axis="primary-y" chart:style-name="G0S0">
            <chart:data-point chart:repeated="4"/>
          </chart:series>
          <chart:series chart:values-cell-range-address="DISKBSIZE.$B$12:.$E$12" chart:class="chart:bar" chart:attached-axis="primary-y" chart:style-name="G0S1">
            <chart:data-point chart:repeated="4"/>
          </chart:series>
          <chart:series chart:values-cell-range-address="DISKBSIZE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90_Threads (Kbytes)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9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9" chart:class="chart:line" chart:attached-axis="primary-y" chart:style-name="G0S0">
            <chart:data-point chart:repeated="8"/>
          </chart:series>
          <chart:series chart:label-cell-address="DISKBSIZE.$C$1" chart:values-cell-range-address="DISKBSIZE.$C$2:.$C$9" chart:class="chart:line" chart:attached-axis="primary-y" chart:style-name="G0S1">
            <chart:data-point chart:repeated="8"/>
          </chart:series>
          <chart:series chart:label-cell-address="DISKBSIZE.$D$1" chart:values-cell-range-address="DISKBSIZE.$D$2:.$D$9" chart:class="chart:line" chart:attached-axis="primary-y" chart:style-name="G0S2">
            <chart:data-point chart:repeated="8"/>
          </chart:series>
          <chart:series chart:label-cell-address="DISKBSIZE.$E$1" chart:values-cell-range-address="DISKBSIZE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1:.$E$11" chart:class="chart:bar" chart:attached-axis="primary-y" chart:style-name="G0S0">
            <chart:data-point chart:repeated="4"/>
          </chart:series>
          <chart:series chart:values-cell-range-address="DISKBUSY.$B$12:.$E$12" chart:class="chart:bar" chart:attached-axis="primary-y" chart:style-name="G0S1">
            <chart:data-point chart:repeated="4"/>
          </chart:series>
          <chart:series chart:values-cell-range-address="DISKBUSY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